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loext:opacity="100%" style:font-name="Arial1" fo:font-size="12pt" fo:font-style="normal" style:text-underline-style="none" fo:font-weight="normal" officeooo:rsid="0047d85f" officeooo:paragraph-rsid="0047d85f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Arial1" fo:font-size="12pt" style:text-underline-style="none" fo:font-weight="normal" officeooo:rsid="0047d85f" officeooo:paragraph-rsid="0047d85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Arial1" fo:font-size="12pt" style:text-underline-style="none" fo:font-weight="normal" officeooo:rsid="0048b3b7" officeooo:paragraph-rsid="0048b3b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Arial1" fo:font-size="12pt" style:text-underline-style="none" fo:font-weight="normal" officeooo:rsid="0048fe71" officeooo:paragraph-rsid="0048fe7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Arial1" fo:font-size="12pt" style:text-underline-style="none" fo:font-weight="normal" officeooo:rsid="004af896" officeooo:paragraph-rsid="004af89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Arial1" fo:font-size="12pt" style:text-underline-style="none" fo:font-weight="normal" officeooo:rsid="004d7752" officeooo:paragraph-rsid="004d775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Arial1" fo:font-size="12pt" style:text-underline-style="none" fo:font-weight="normal" officeooo:rsid="004d7752" officeooo:paragraph-rsid="004d775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Arial1" fo:font-size="12pt" style:text-underline-style="none" fo:font-weight="normal" officeooo:rsid="004f5b7f" officeooo:paragraph-rsid="004f5b7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Arial1" fo:font-size="12pt" style:text-underline-style="none" fo:font-weight="normal" officeooo:rsid="00502351" officeooo:paragraph-rsid="0050235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Arial1" officeooo:rsid="0067ec7b" officeooo:paragraph-rsid="0067ec7b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Arial1" fo:font-style="normal" officeooo:rsid="0067ec7b" officeooo:paragraph-rsid="0067ec7b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style:font-name="Arial1" fo:font-style="normal" officeooo:rsid="00857de7" officeooo:paragraph-rsid="00857de7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style:font-name="Arial1" fo:font-style="normal" officeooo:rsid="00860a5f" officeooo:paragraph-rsid="00860a5f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style:font-name="Arial1" fo:font-style="normal" officeooo:rsid="008b2e4f" officeooo:paragraph-rsid="008b2e4f" style:font-style-asian="normal" style:font-style-complex="normal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font-name="Arial1" fo:font-style="normal" officeooo:rsid="008c9ce2" officeooo:paragraph-rsid="008c9ce2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Arial1" fo:font-style="normal" officeooo:rsid="008e4fed" officeooo:paragraph-rsid="008e4fed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Arial1" fo:font-style="normal" officeooo:rsid="00918e8d" officeooo:paragraph-rsid="00918e8d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Arial1" fo:font-style="normal" officeooo:rsid="0092859d" officeooo:paragraph-rsid="0092859d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Arial1" fo:font-style="normal" officeooo:rsid="0095888c" officeooo:paragraph-rsid="0095888c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Arial1" fo:font-style="normal" officeooo:rsid="0096a42a" officeooo:paragraph-rsid="0096a42a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Arial1" fo:font-style="normal" officeooo:rsid="0097b5f5" officeooo:paragraph-rsid="0097b5f5" style:font-style-asian="normal" style:font-style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Arial1" fo:font-style="normal" style:text-underline-style="none" officeooo:rsid="0096a42a" officeooo:paragraph-rsid="0096a42a" style:font-style-asian="normal" style:font-style-complex="normal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style:font-name="Arial1" fo:font-style="italic" officeooo:rsid="00857de7" officeooo:paragraph-rsid="00857de7" style:font-style-asian="italic" style:font-style-complex="italic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Arial1" fo:font-style="italic" officeooo:rsid="00870bd4" officeooo:paragraph-rsid="00860a5f" style:font-style-asian="italic" style:font-style-complex="italic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Arial1" fo:font-style="italic" officeooo:rsid="008c9ce2" officeooo:paragraph-rsid="008c9ce2" style:font-style-asian="italic" style:font-style-complex="italic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Arial1" fo:font-style="italic" officeooo:rsid="008e4fed" officeooo:paragraph-rsid="008e4fed" style:font-style-asian="italic" style:font-style-complex="italic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Arial1" fo:font-style="italic" officeooo:rsid="0095888c" officeooo:paragraph-rsid="0095888c" style:font-style-asian="italic" style:font-style-complex="italic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Arial1" fo:font-weight="normal" officeooo:rsid="00ba863b" officeooo:paragraph-rsid="00ba863b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Arial1" fo:font-weight="normal" officeooo:rsid="00ba863b" officeooo:paragraph-rsid="00ba863b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style:font-name="Arial1" fo:font-weight="normal" officeooo:rsid="00bbb571" officeooo:paragraph-rsid="00bbb571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1" style:text-underline-style="none" fo:font-weight="normal" officeooo:rsid="004765c2" officeooo:paragraph-rsid="004765c2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rial1" style:text-underline-style="none" fo:font-weight="normal" officeooo:rsid="006ec3a2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rial1" style:text-underline-style="none" fo:font-weight="normal" officeooo:rsid="006fd03d" officeooo:paragraph-rsid="006fd03d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rial1" style:text-underline-style="none" fo:font-weight="normal" officeooo:rsid="00701db1" officeooo:paragraph-rsid="00701db1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rial1" style:text-underline-style="none" fo:font-weight="normal" officeooo:rsid="0071ea3a" officeooo:paragraph-rsid="0071ea3a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Arial1" style:text-underline-style="none" fo:font-weight="normal" officeooo:rsid="0072235a" officeooo:paragraph-rsid="0072235a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rial1" style:text-underline-style="none" fo:font-weight="normal" officeooo:rsid="0074050e" officeooo:paragraph-rsid="0074050e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rial1" style:text-underline-style="none" officeooo:rsid="006e5582" officeooo:paragraph-rsid="006e5582"/>
    </style:style>
    <style:style style:name="P39" style:family="paragraph" style:parent-style-name="Standard">
      <style:paragraph-properties fo:text-align="justify" style:justify-single-word="false"/>
      <style:text-properties style:font-name="Arial1" style:text-underline-style="none" officeooo:rsid="006ec3a2" officeooo:paragraph-rsid="006ec3a2"/>
    </style:style>
    <style:style style:name="P40" style:family="paragraph" style:parent-style-name="Standard">
      <style:paragraph-properties fo:text-align="justify" style:justify-single-word="false"/>
      <style:text-properties style:font-name="Arial1" style:text-underline-style="none" fo:font-weight="bold" officeooo:rsid="0072235a" officeooo:paragraph-rsid="0074050e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Arial1" style:text-underline-style="none" officeooo:rsid="007698e4" officeooo:paragraph-rsid="007698e4"/>
    </style:style>
    <style:style style:name="P42" style:family="paragraph" style:parent-style-name="Standard">
      <style:paragraph-properties fo:text-align="justify" style:justify-single-word="false"/>
      <style:text-properties style:font-name="Arial1" style:text-underline-style="none" officeooo:paragraph-rsid="006e5582"/>
    </style:style>
    <style:style style:name="P43" style:family="paragraph" style:parent-style-name="Standard">
      <style:paragraph-properties fo:text-align="justify" style:justify-single-word="false"/>
      <style:text-properties style:font-name="Arial1" officeooo:rsid="0051d4b5" officeooo:paragraph-rsid="0051d4b5"/>
    </style:style>
    <style:style style:name="P44" style:family="paragraph" style:parent-style-name="Standard">
      <style:paragraph-properties fo:text-align="justify" style:justify-single-word="false"/>
      <style:text-properties style:font-name="Arial1" officeooo:rsid="00534e28" officeooo:paragraph-rsid="00534e28"/>
    </style:style>
    <style:style style:name="P45" style:family="paragraph" style:parent-style-name="Standard">
      <style:paragraph-properties fo:text-align="justify" style:justify-single-word="false"/>
      <style:text-properties style:font-name="Arial1" officeooo:rsid="00534e28" officeooo:paragraph-rsid="005472fe"/>
    </style:style>
    <style:style style:name="P46" style:family="paragraph" style:parent-style-name="Standard">
      <style:paragraph-properties fo:text-align="justify" style:justify-single-word="false"/>
      <style:text-properties style:font-name="Arial1" officeooo:rsid="005472fe" officeooo:paragraph-rsid="005472fe"/>
    </style:style>
    <style:style style:name="P47" style:family="paragraph" style:parent-style-name="Standard">
      <style:paragraph-properties fo:text-align="justify" style:justify-single-word="false"/>
      <style:text-properties style:font-name="Arial1" officeooo:rsid="005a5e5b" officeooo:paragraph-rsid="005a5e5b"/>
    </style:style>
    <style:style style:name="P48" style:family="paragraph" style:parent-style-name="Standard">
      <style:paragraph-properties fo:text-align="justify" style:justify-single-word="false"/>
      <style:text-properties style:font-name="Arial1" officeooo:rsid="005dbc2e" officeooo:paragraph-rsid="005dbc2e"/>
    </style:style>
    <style:style style:name="P49" style:family="paragraph" style:parent-style-name="Standard">
      <style:paragraph-properties fo:text-align="justify" style:justify-single-word="false"/>
      <style:text-properties style:font-name="Arial1" officeooo:rsid="005f0c2c" officeooo:paragraph-rsid="005f0c2c"/>
    </style:style>
    <style:style style:name="P50" style:family="paragraph" style:parent-style-name="Standard">
      <style:paragraph-properties fo:text-align="justify" style:justify-single-word="false"/>
      <style:text-properties style:font-name="Arial1" officeooo:rsid="0061bf40" officeooo:paragraph-rsid="0061bf40"/>
    </style:style>
    <style:style style:name="P51" style:family="paragraph" style:parent-style-name="Standard">
      <style:paragraph-properties fo:text-align="justify" style:justify-single-word="false"/>
      <style:text-properties style:font-name="Arial1" officeooo:rsid="0063ab8f" officeooo:paragraph-rsid="0063ab8f"/>
    </style:style>
    <style:style style:name="P52" style:family="paragraph" style:parent-style-name="Standard">
      <style:paragraph-properties fo:text-align="justify" style:justify-single-word="false"/>
      <style:text-properties style:font-name="Arial1" officeooo:rsid="00664bb6" officeooo:paragraph-rsid="00664bb6"/>
    </style:style>
    <style:style style:name="P53" style:family="paragraph" style:parent-style-name="Standard">
      <style:paragraph-properties fo:text-align="justify" style:justify-single-word="false"/>
      <style:text-properties style:font-name="Arial1" officeooo:rsid="006ca95d" officeooo:paragraph-rsid="006ca95d"/>
    </style:style>
    <style:style style:name="P54" style:family="paragraph" style:parent-style-name="Standard">
      <style:paragraph-properties fo:text-align="justify" style:justify-single-word="false"/>
      <style:text-properties style:font-name="Arial1" officeooo:rsid="006ac3b2" officeooo:paragraph-rsid="00664bb6"/>
    </style:style>
    <style:style style:name="P55" style:family="paragraph" style:parent-style-name="Standard">
      <style:paragraph-properties fo:text-align="justify" style:justify-single-word="false"/>
      <style:text-properties style:font-name="Arial1" officeooo:rsid="006c978d" officeooo:paragraph-rsid="006c978d"/>
    </style:style>
    <style:style style:name="P56" style:family="paragraph" style:parent-style-name="Standard">
      <style:paragraph-properties fo:text-align="justify" style:justify-single-word="false"/>
      <style:text-properties style:font-name="Arial1" officeooo:rsid="006d80e4" officeooo:paragraph-rsid="006d80e4"/>
    </style:style>
    <style:style style:name="P57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 officeooo:rsid="006e5582" officeooo:paragraph-rsid="006e5582"/>
    </style:style>
    <style:style style:name="P58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 fo:font-weight="normal" officeooo:rsid="006fd03d" officeooo:paragraph-rsid="006fd03d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 fo:font-weight="normal" officeooo:rsid="0071ea3a" officeooo:paragraph-rsid="0071ea3a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 fo:font-weight="normal" officeooo:rsid="0072235a" officeooo:paragraph-rsid="0072235a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 fo:font-weight="normal" officeooo:rsid="0074050e" officeooo:paragraph-rsid="0074050e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 officeooo:paragraph-rsid="007a9979"/>
    </style:style>
    <style:style style:name="P63" style:family="paragraph" style:parent-style-name="Standard">
      <style:paragraph-properties fo:text-align="justify" style:justify-single-word="false"/>
      <style:text-properties style:font-name="Arial1" fo:font-style="italic" style:text-underline-style="none" fo:font-weight="normal" officeooo:rsid="0072235a" officeooo:paragraph-rsid="0072235a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rial1" fo:font-style="italic" style:text-underline-style="none" fo:font-weight="normal" officeooo:rsid="0074050e" officeooo:paragraph-rsid="0074050e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Arial1" fo:font-style="italic" style:text-underline-style="none" officeooo:rsid="007a9979" officeooo:paragraph-rsid="007a9979" style:font-style-asian="italic" style:font-style-complex="italic"/>
    </style:style>
    <style:style style:name="P66" style:family="paragraph" style:parent-style-name="Standard">
      <style:paragraph-properties fo:text-align="justify" style:justify-single-word="false"/>
      <style:text-properties style:font-name="Arial1" fo:font-style="italic" officeooo:rsid="007f18dc" officeooo:paragraph-rsid="007f18dc" style:font-style-asian="italic" style:font-style-complex="italic"/>
    </style:style>
    <style:style style:name="P67" style:family="paragraph" style:parent-style-name="Standard">
      <style:paragraph-properties fo:text-align="justify" style:justify-single-word="false"/>
      <style:text-properties style:font-name="Arial1" fo:font-style="italic" officeooo:rsid="0080ca52" officeooo:paragraph-rsid="0080ca52" style:font-style-asian="italic" style:font-style-complex="italic"/>
    </style:style>
    <style:style style:name="P68" style:family="paragraph" style:parent-style-name="Standard">
      <style:paragraph-properties fo:text-align="justify" style:justify-single-word="false"/>
      <style:text-properties style:font-name="Arial1" fo:font-style="italic" officeooo:rsid="00801360" officeooo:paragraph-rsid="00664bb6" style:font-style-asian="italic" style:font-style-complex="italic"/>
    </style:style>
    <style:style style:name="P69" style:family="paragraph" style:parent-style-name="Standard">
      <style:paragraph-properties fo:text-align="justify" style:justify-single-word="false"/>
      <style:text-properties style:font-name="Arial1" fo:font-style="normal" officeooo:rsid="0080ca52" officeooo:paragraph-rsid="0080ca52" style:font-style-asian="normal" style:font-style-complex="normal"/>
    </style:style>
    <style:style style:name="P70" style:family="paragraph" style:parent-style-name="Standard">
      <style:paragraph-properties fo:text-align="justify" style:justify-single-word="false"/>
      <style:text-properties style:font-name="Arial1" officeooo:rsid="007a6c67" officeooo:paragraph-rsid="007a6c67"/>
    </style:style>
    <style:style style:name="P71" style:family="paragraph" style:parent-style-name="Standard">
      <style:paragraph-properties fo:text-align="justify" style:justify-single-word="false"/>
      <style:text-properties style:font-name="Arial1" officeooo:rsid="007f18dc" officeooo:paragraph-rsid="007f18dc"/>
    </style:style>
    <style:style style:name="P72" style:family="paragraph" style:parent-style-name="Standard">
      <style:paragraph-properties fo:text-align="justify" style:justify-single-word="false"/>
      <style:text-properties style:font-name="Arial1" officeooo:rsid="0080e489" officeooo:paragraph-rsid="0080e489"/>
    </style:style>
    <style:style style:name="P73" style:family="paragraph" style:parent-style-name="Standard">
      <style:paragraph-properties fo:text-align="justify" style:justify-single-word="false"/>
      <style:text-properties style:font-name="Arial1" officeooo:rsid="0097b5f5" officeooo:paragraph-rsid="0097b5f5"/>
    </style:style>
    <style:style style:name="P74" style:family="paragraph" style:parent-style-name="Standard">
      <style:paragraph-properties fo:text-align="justify" style:justify-single-word="false"/>
      <style:text-properties style:font-name="Arial1" officeooo:rsid="0099882e" officeooo:paragraph-rsid="0099882e"/>
    </style:style>
    <style:style style:name="P75" style:family="paragraph" style:parent-style-name="Standard">
      <style:paragraph-properties fo:text-align="justify" style:justify-single-word="false"/>
      <style:text-properties style:font-name="Arial1" officeooo:rsid="009a7252" officeooo:paragraph-rsid="009a7252"/>
    </style:style>
    <style:style style:name="P76" style:family="paragraph" style:parent-style-name="Standard">
      <style:paragraph-properties fo:text-align="justify" style:justify-single-word="false"/>
      <style:text-properties style:font-name="Arial1" officeooo:paragraph-rsid="00502351"/>
    </style:style>
    <style:style style:name="P77" style:family="paragraph" style:parent-style-name="Standard">
      <style:paragraph-properties fo:text-align="justify" style:justify-single-word="false"/>
      <style:text-properties style:font-name="Arial1" officeooo:paragraph-rsid="00647ce2"/>
    </style:style>
    <style:style style:name="P78" style:family="paragraph" style:parent-style-name="Standard">
      <style:paragraph-properties fo:text-align="justify" style:justify-single-word="false"/>
      <style:text-properties style:font-name="Arial1" officeooo:paragraph-rsid="006e5582"/>
    </style:style>
    <style:style style:name="P79" style:family="paragraph" style:parent-style-name="Standard">
      <style:paragraph-properties fo:text-align="justify" style:justify-single-word="false"/>
      <style:text-properties style:font-name="Arial1" officeooo:paragraph-rsid="007a9979"/>
    </style:style>
    <style:style style:name="P80" style:family="paragraph" style:parent-style-name="Standard">
      <style:paragraph-properties fo:text-align="justify" style:justify-single-word="false"/>
      <style:text-properties style:font-name="Arial1" officeooo:paragraph-rsid="0097b5f5"/>
    </style:style>
    <style:style style:name="P81" style:family="paragraph" style:parent-style-name="Standard">
      <style:paragraph-properties fo:text-align="justify" style:justify-single-word="false"/>
      <style:text-properties style:font-name="Arial1" officeooo:paragraph-rsid="0099882e"/>
    </style:style>
    <style:style style:name="P82" style:family="paragraph" style:parent-style-name="Standard">
      <style:paragraph-properties fo:text-align="justify" style:justify-single-word="false"/>
      <style:text-properties style:font-name="Arial1" fo:font-weight="bold" officeooo:rsid="00b97863" officeooo:paragraph-rsid="00b97863" style:font-weight-asian="bold" style:font-weight-complex="bold"/>
    </style:style>
    <style:style style:name="P83" style:family="paragraph" style:parent-style-name="Standard">
      <style:paragraph-properties fo:text-align="justify" style:justify-single-word="false"/>
      <style:text-properties style:font-name="Arial1" officeooo:rsid="00b370d4" officeooo:paragraph-rsid="00b1b998"/>
    </style:style>
    <style:style style:name="P84" style:family="paragraph" style:parent-style-name="Standard">
      <style:paragraph-properties fo:text-align="justify" style:justify-single-word="false"/>
      <style:text-properties style:font-name="Arial1" officeooo:rsid="00b370d4" officeooo:paragraph-rsid="00b370d4"/>
    </style:style>
    <style:style style:name="P85" style:family="paragraph" style:parent-style-name="Standard">
      <style:paragraph-properties fo:text-align="justify" style:justify-single-word="false"/>
      <style:text-properties style:font-name="Arial1" officeooo:rsid="00b4bd55" officeooo:paragraph-rsid="00b4bd55"/>
    </style:style>
    <style:style style:name="P86" style:family="paragraph" style:parent-style-name="Standard">
      <style:paragraph-properties fo:text-align="justify" style:justify-single-word="false"/>
      <style:text-properties style:font-name="Arial1" officeooo:rsid="00b63003" officeooo:paragraph-rsid="00b63003"/>
    </style:style>
    <style:style style:name="P87" style:family="paragraph" style:parent-style-name="Standard">
      <style:paragraph-properties fo:text-align="justify" style:justify-single-word="false"/>
      <style:text-properties style:font-name="Arial1" officeooo:rsid="00b6ccce" officeooo:paragraph-rsid="00b6ccce"/>
    </style:style>
    <style:style style:name="P88" style:family="paragraph" style:parent-style-name="Standard">
      <style:paragraph-properties fo:text-align="justify" style:justify-single-word="false"/>
      <style:text-properties style:font-name="Arial1" officeooo:rsid="00b71ef4" officeooo:paragraph-rsid="00b71ef4"/>
    </style:style>
    <style:style style:name="P89" style:family="paragraph" style:parent-style-name="Standard">
      <style:paragraph-properties fo:text-align="justify" style:justify-single-word="false"/>
      <style:text-properties style:font-name="Arial1" officeooo:rsid="00b97863" officeooo:paragraph-rsid="00b97863"/>
    </style:style>
    <style:style style:name="P90" style:family="paragraph" style:parent-style-name="Standard">
      <style:paragraph-properties fo:text-align="justify" style:justify-single-word="false"/>
      <style:text-properties fo:color="#2a6099" loext:opacity="100%" style:font-name="Arial1" fo:font-size="14pt" style:text-underline-style="none" fo:font-weight="bold" officeooo:rsid="0047d85f" officeooo:paragraph-rsid="0047d85f" style:font-size-asian="14pt" style:font-weight-asian="bold" style:font-size-complex="14pt" style:font-weight-complex="bold"/>
    </style:style>
    <style:style style:name="P91" style:family="paragraph" style:parent-style-name="Standard">
      <style:paragraph-properties fo:text-align="justify" style:justify-single-word="false"/>
      <style:text-properties fo:color="#2a6099" loext:opacity="100%" style:font-name="Arial1" fo:font-size="12pt" fo:font-style="normal" style:text-underline-style="none" fo:font-weight="normal" officeooo:rsid="0047d85f" officeooo:paragraph-rsid="0047d85f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fo:color="#2a6099" loext:opacity="100%" style:font-name="Arial1" fo:font-size="12pt" style:text-underline-style="none" fo:font-weight="normal" officeooo:rsid="0047d85f" officeooo:paragraph-rsid="0047d85f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justify" style:justify-single-word="false"/>
      <style:text-properties fo:color="#2a6099" loext:opacity="100%" style:font-name="Arial1" fo:font-size="12pt" style:text-underline-style="none" fo:font-weight="normal" officeooo:rsid="004f5b7f" officeooo:paragraph-rsid="004f5b7f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justify" style:justify-single-word="false"/>
      <style:text-properties fo:color="#2a6099" loext:opacity="100%" style:font-name="Arial1" officeooo:rsid="0051d4b5" officeooo:paragraph-rsid="0051d4b5"/>
    </style:style>
    <style:style style:name="P95" style:family="paragraph" style:parent-style-name="Standard">
      <style:paragraph-properties fo:text-align="justify" style:justify-single-word="false"/>
      <style:text-properties fo:color="#2a6099" loext:opacity="100%" style:font-name="Arial1" officeooo:rsid="00534e28" officeooo:paragraph-rsid="00534e28"/>
    </style:style>
    <style:style style:name="P96" style:family="paragraph" style:parent-style-name="Standard">
      <style:paragraph-properties fo:text-align="justify" style:justify-single-word="false"/>
      <style:text-properties fo:color="#2a6099" loext:opacity="100%" style:font-name="Arial1" officeooo:rsid="0059d177" officeooo:paragraph-rsid="0059d177"/>
    </style:style>
    <style:style style:name="P97" style:family="paragraph" style:parent-style-name="Standard">
      <style:paragraph-properties fo:text-align="justify" style:justify-single-word="false"/>
      <style:text-properties fo:color="#2a6099" loext:opacity="100%" style:font-name="Arial1" officeooo:rsid="005f0c2c" officeooo:paragraph-rsid="005f0c2c"/>
    </style:style>
    <style:style style:name="P98" style:family="paragraph" style:parent-style-name="Standard">
      <style:paragraph-properties fo:text-align="justify" style:justify-single-word="false"/>
      <style:text-properties fo:color="#2a6099" loext:opacity="100%" style:font-name="Arial1" officeooo:rsid="0061bf40" officeooo:paragraph-rsid="0061bf40"/>
    </style:style>
    <style:style style:name="P99" style:family="paragraph" style:parent-style-name="Standard">
      <style:paragraph-properties fo:text-align="justify" style:justify-single-word="false"/>
      <style:text-properties fo:color="#2a6099" loext:opacity="100%" style:font-name="Arial1" officeooo:rsid="0063ab8f" officeooo:paragraph-rsid="0063ab8f"/>
    </style:style>
    <style:style style:name="P100" style:family="paragraph" style:parent-style-name="Standard">
      <style:paragraph-properties fo:text-align="justify" style:justify-single-word="false"/>
      <style:text-properties fo:color="#2a6099" loext:opacity="100%" style:font-name="Arial1" officeooo:rsid="00664bb6" officeooo:paragraph-rsid="00664bb6"/>
    </style:style>
    <style:style style:name="P101" style:family="paragraph" style:parent-style-name="Standard">
      <style:paragraph-properties fo:text-align="justify" style:justify-single-word="false"/>
      <style:text-properties fo:color="#2a6099" loext:opacity="100%" style:font-name="Arial1" officeooo:rsid="006ca95d" officeooo:paragraph-rsid="006ca95d"/>
    </style:style>
    <style:style style:name="P102" style:family="paragraph" style:parent-style-name="Standard">
      <style:paragraph-properties fo:text-align="justify" style:justify-single-word="false"/>
      <style:text-properties fo:color="#2a6099" loext:opacity="100%" style:font-name="Arial1" officeooo:rsid="006d80e4" officeooo:paragraph-rsid="006d80e4"/>
    </style:style>
    <style:style style:name="P103" style:family="paragraph" style:parent-style-name="Standard">
      <style:paragraph-properties fo:text-align="justify" style:justify-single-word="false"/>
      <style:text-properties fo:color="#2a6099" loext:opacity="100%" style:font-name="Arial1" style:text-underline-style="none" fo:font-weight="normal" officeooo:rsid="0071ea3a" officeooo:paragraph-rsid="0071ea3a" style:font-weight-asian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color="#2a6099" loext:opacity="100%" style:font-name="Arial1" officeooo:rsid="007a6c67" officeooo:paragraph-rsid="007a6c67"/>
    </style:style>
    <style:style style:name="P105" style:family="paragraph" style:parent-style-name="Standard">
      <style:paragraph-properties fo:text-align="justify" style:justify-single-word="false"/>
      <style:text-properties fo:color="#2a6099" loext:opacity="100%" style:font-name="Arial1" officeooo:rsid="0080e489" officeooo:paragraph-rsid="0080e489"/>
    </style:style>
    <style:style style:name="P106" style:family="paragraph" style:parent-style-name="Standard">
      <style:paragraph-properties fo:text-align="justify" style:justify-single-word="false"/>
      <style:text-properties fo:color="#2a6099" loext:opacity="100%" style:font-name="Arial1" fo:font-style="normal" officeooo:rsid="008b2e4f" officeooo:paragraph-rsid="008b2e4f" style:font-style-asian="normal" style:font-style-complex="normal"/>
    </style:style>
    <style:style style:name="P107" style:family="paragraph" style:parent-style-name="Standard">
      <style:paragraph-properties fo:text-align="justify" style:justify-single-word="false"/>
      <style:text-properties fo:color="#2a6099" loext:opacity="100%" style:font-name="Arial1" fo:font-style="normal" officeooo:rsid="0092859d" officeooo:paragraph-rsid="0092859d" style:font-style-asian="normal" style:font-style-complex="normal"/>
    </style:style>
    <style:style style:name="P108" style:family="paragraph" style:parent-style-name="Standard">
      <style:paragraph-properties fo:text-align="justify" style:justify-single-word="false"/>
      <style:text-properties fo:color="#2a6099" loext:opacity="100%" style:font-name="Arial1" fo:font-style="normal" officeooo:rsid="00918e8d" officeooo:paragraph-rsid="00918e8d" style:font-style-asian="normal" style:font-style-complex="normal"/>
    </style:style>
    <style:style style:name="P109" style:family="paragraph" style:parent-style-name="Standard">
      <style:paragraph-properties fo:text-align="justify" style:justify-single-word="false"/>
      <style:text-properties fo:color="#2a6099" loext:opacity="100%" style:font-name="Arial1" fo:font-style="normal" officeooo:rsid="0096a42a" officeooo:paragraph-rsid="0096a42a" style:font-style-asian="normal" style:font-style-complex="normal"/>
    </style:style>
    <style:style style:name="P110" style:family="paragraph" style:parent-style-name="Standard">
      <style:paragraph-properties fo:text-align="justify" style:justify-single-word="false"/>
      <style:text-properties fo:color="#2a6099" loext:opacity="100%" style:font-name="Arial1" fo:font-style="normal" officeooo:rsid="0097b5f5" officeooo:paragraph-rsid="0097b5f5" style:font-style-asian="normal" style:font-style-complex="normal"/>
    </style:style>
    <style:style style:name="P111" style:family="paragraph" style:parent-style-name="Standard">
      <style:paragraph-properties fo:text-align="justify" style:justify-single-word="false"/>
      <style:text-properties fo:color="#2a6099" loext:opacity="100%" style:font-name="Arial1" officeooo:rsid="0097b5f5" officeooo:paragraph-rsid="0097b5f5"/>
    </style:style>
    <style:style style:name="P112" style:family="paragraph" style:parent-style-name="Standard">
      <style:paragraph-properties fo:text-align="justify" style:justify-single-word="false"/>
      <style:text-properties fo:color="#2a6099" loext:opacity="100%" style:font-name="Arial1" officeooo:rsid="0099882e" officeooo:paragraph-rsid="0099882e"/>
    </style:style>
    <style:style style:name="P113" style:family="paragraph" style:parent-style-name="Standard">
      <style:paragraph-properties fo:text-align="justify" style:justify-single-word="false"/>
      <style:text-properties fo:color="#2a6099" loext:opacity="100%" style:font-name="Arial1" officeooo:rsid="009a7252" officeooo:paragraph-rsid="009a7252"/>
    </style:style>
    <style:style style:name="P114" style:family="paragraph" style:parent-style-name="Standard">
      <style:paragraph-properties fo:text-align="justify" style:justify-single-word="false"/>
      <style:text-properties fo:color="#2a6099" loext:opacity="100%" style:font-name="Arial1" fo:font-weight="bold" officeooo:rsid="00b1b998" officeooo:paragraph-rsid="00b1b998" style:font-weight-asian="bold" style:font-weight-complex="bold"/>
    </style:style>
    <style:style style:name="P115" style:family="paragraph" style:parent-style-name="Standard">
      <style:paragraph-properties fo:text-align="justify" style:justify-single-word="false"/>
      <style:text-properties fo:color="#bf0041" loext:opacity="100%" style:font-name="Arial1" fo:font-weight="bold" officeooo:rsid="00b8932b" officeooo:paragraph-rsid="00b8932b" style:font-weight-asian="bold" style:font-weight-complex="bold"/>
    </style:style>
    <style:style style:name="P116" style:family="paragraph" style:parent-style-name="Standard">
      <style:paragraph-properties fo:text-align="justify" style:justify-single-word="false"/>
      <style:text-properties fo:color="#bf0041" loext:opacity="100%" style:font-name="Arial1" fo:font-weight="bold" officeooo:rsid="00b6ccce" officeooo:paragraph-rsid="00b6ccce" style:font-weight-asian="bold" style:font-weight-complex="bold"/>
    </style:style>
    <style:style style:name="P117" style:family="paragraph" style:parent-style-name="Standard">
      <style:paragraph-properties fo:text-align="justify" style:justify-single-word="false"/>
      <style:text-properties fo:color="#bf0041" loext:opacity="100%" style:font-name="Arial1" fo:font-weight="bold" officeooo:rsid="00b981ab" officeooo:paragraph-rsid="00b981ab" style:font-weight-asian="bold" style:font-weight-complex="bold"/>
    </style:style>
    <style:style style:name="P118" style:family="paragraph" style:parent-style-name="Standard">
      <style:paragraph-properties fo:text-align="justify" style:justify-single-word="false"/>
      <style:text-properties fo:color="#ff860d" loext:opacity="100%" style:font-name="Arial1" fo:font-weight="bold" officeooo:rsid="00bbb571" officeooo:paragraph-rsid="00bbb571" style:font-weight-asian="bold" style:font-weight-complex="bold"/>
    </style:style>
    <style:style style:name="P119" style:family="paragraph" style:parent-style-name="Standard">
      <style:paragraph-properties fo:text-align="justify" style:justify-single-word="false"/>
      <style:text-properties fo:color="#ff860d" loext:opacity="100%" style:font-name="Arial1" fo:font-weight="bold" officeooo:rsid="00b71ef4" officeooo:paragraph-rsid="00b71ef4" style:font-weight-asian="bold" style:font-weight-complex="bold"/>
    </style:style>
    <style:style style:name="P120" style:family="paragraph" style:parent-style-name="Standard">
      <style:paragraph-properties fo:text-align="justify" style:justify-single-word="false"/>
      <style:text-properties fo:color="#ff860d" loext:opacity="100%" style:font-name="Arial1" fo:font-weight="bold" officeooo:rsid="00b6ccce" officeooo:paragraph-rsid="00b6ccce" style:font-weight-asian="bold" style:font-weight-complex="bold"/>
    </style:style>
    <style:style style:name="P121" style:family="paragraph" style:parent-style-name="Standard">
      <style:paragraph-properties fo:text-align="justify" style:justify-single-word="false"/>
      <style:text-properties fo:color="#ff860d" loext:opacity="100%" style:font-name="Arial1" fo:font-weight="bold" officeooo:rsid="00b4bd55" officeooo:paragraph-rsid="00b4bd55" style:font-weight-asian="bold" style:font-weight-complex="bold"/>
    </style:style>
    <style:style style:name="P122" style:family="paragraph" style:parent-style-name="Standard">
      <style:paragraph-properties fo:text-align="justify" style:justify-single-word="false"/>
      <style:text-properties fo:color="#ff860d" loext:opacity="100%" style:font-name="Arial1" fo:font-weight="bold" officeooo:rsid="00ba863b" officeooo:paragraph-rsid="00ba863b" style:font-weight-asian="bold" style:font-weight-complex="bold"/>
    </style:style>
    <style:style style:name="P123" style:family="paragraph" style:parent-style-name="Standard" style:list-style-name="L1">
      <style:paragraph-properties fo:text-align="justify" style:justify-single-word="false"/>
      <style:text-properties fo:color="#000000" loext:opacity="100%" style:font-name="Arial1" fo:font-size="12pt" style:text-underline-style="none" fo:font-weight="normal" officeooo:rsid="0048b3b7" officeooo:paragraph-rsid="0048b3b7" style:font-size-asian="10.5pt" style:font-weight-asian="normal" style:font-size-complex="12pt" style:font-weight-complex="normal"/>
    </style:style>
    <style:style style:name="P124" style:family="paragraph" style:parent-style-name="Standard" style:list-style-name="L1">
      <style:paragraph-properties fo:text-align="justify" style:justify-single-word="false"/>
      <style:text-properties fo:color="#000000" loext:opacity="100%" style:font-name="Arial1" fo:font-size="12pt" style:text-underline-style="none" fo:font-weight="normal" officeooo:rsid="0048fe71" officeooo:paragraph-rsid="0048fe71" style:font-size-asian="10.5pt" style:font-weight-asian="normal" style:font-size-complex="12pt" style:font-weight-complex="normal"/>
    </style:style>
    <style:style style:name="P125" style:family="paragraph" style:parent-style-name="Standard" style:list-style-name="L2">
      <style:paragraph-properties fo:text-align="justify" style:justify-single-word="false"/>
      <style:text-properties fo:color="#000000" loext:opacity="100%" style:font-name="Arial1" fo:font-size="12pt" style:text-underline-style="none" fo:font-weight="normal" officeooo:rsid="004af896" officeooo:paragraph-rsid="004af896" style:font-size-asian="10.5pt" style:font-weight-asian="normal" style:font-size-complex="12pt" style:font-weight-complex="normal"/>
    </style:style>
    <style:style style:name="P126" style:family="paragraph" style:parent-style-name="Standard" style:list-style-name="L3">
      <style:paragraph-properties fo:text-align="justify" style:justify-single-word="false"/>
      <style:text-properties fo:color="#000000" loext:opacity="100%" style:font-name="Arial1" fo:font-size="12pt" style:text-underline-style="none" fo:font-weight="normal" officeooo:rsid="004f5b7f" officeooo:paragraph-rsid="004f5b7f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justify" style:justify-single-word="false"/>
      <style:text-properties fo:color="#000000" loext:opacity="100%" style:font-name="Arial1" fo:font-size="12pt" style:text-underline-style="none" fo:font-weight="normal" officeooo:rsid="004d7752" officeooo:paragraph-rsid="004d7752" style:font-size-asian="10.5pt" style:font-weight-asian="normal" style:font-size-complex="12pt" style:font-weight-complex="normal"/>
    </style:style>
    <style:style style:name="P128" style:family="paragraph" style:parent-style-name="Standard" style:list-style-name="L22">
      <style:paragraph-properties fo:text-align="justify" style:justify-single-word="false"/>
      <style:text-properties fo:color="#000000" loext:opacity="100%" style:font-name="Arial1" fo:font-style="normal" officeooo:rsid="00857de7" officeooo:paragraph-rsid="00857de7" style:font-style-asian="normal" style:font-style-complex="normal"/>
    </style:style>
    <style:style style:name="P129" style:family="paragraph" style:parent-style-name="Standard" style:list-style-name="L23">
      <style:paragraph-properties fo:text-align="justify" style:justify-single-word="false"/>
      <style:text-properties fo:color="#000000" loext:opacity="100%" style:font-name="Arial1" fo:font-style="normal" officeooo:rsid="00860a5f" officeooo:paragraph-rsid="00860a5f" style:font-style-asian="normal" style:font-style-complex="normal"/>
    </style:style>
    <style:style style:name="P130" style:family="paragraph" style:parent-style-name="Standard">
      <style:paragraph-properties fo:text-align="justify" style:justify-single-word="false"/>
      <style:text-properties fo:color="#000000" loext:opacity="100%" style:font-name="Arial1" fo:font-style="normal" officeooo:rsid="00860a5f" officeooo:paragraph-rsid="00860a5f" style:font-style-asian="normal" style:font-style-complex="normal"/>
    </style:style>
    <style:style style:name="P131" style:family="paragraph" style:parent-style-name="Standard" style:list-style-name="L24">
      <style:paragraph-properties fo:text-align="justify" style:justify-single-word="false"/>
      <style:text-properties fo:color="#000000" loext:opacity="100%" style:font-name="Arial1" fo:font-style="normal" officeooo:rsid="008e4fed" officeooo:paragraph-rsid="008e4fed" style:font-style-asian="normal" style:font-style-complex="normal"/>
    </style:style>
    <style:style style:name="P132" style:family="paragraph" style:parent-style-name="Standard" style:list-style-name="L25">
      <style:paragraph-properties fo:text-align="justify" style:justify-single-word="false"/>
      <style:text-properties fo:color="#000000" loext:opacity="100%" style:font-name="Arial1" fo:font-style="normal" officeooo:rsid="008e4fed" officeooo:paragraph-rsid="008e4fed" style:font-style-asian="normal" style:font-style-complex="normal"/>
    </style:style>
    <style:style style:name="P133" style:family="paragraph" style:parent-style-name="Standard">
      <style:paragraph-properties fo:text-align="justify" style:justify-single-word="false"/>
      <style:text-properties fo:color="#000000" loext:opacity="100%" style:font-name="Arial1" fo:font-style="normal" officeooo:rsid="008e4fed" officeooo:paragraph-rsid="008e4fed" style:font-style-asian="normal" style:font-style-complex="normal"/>
    </style:style>
    <style:style style:name="P134" style:family="paragraph" style:parent-style-name="Standard" style:list-style-name="L26">
      <style:paragraph-properties fo:text-align="justify" style:justify-single-word="false"/>
      <style:text-properties fo:color="#000000" loext:opacity="100%" style:font-name="Arial1" fo:font-style="normal" officeooo:rsid="0095888c" officeooo:paragraph-rsid="0095888c" style:font-style-asian="normal" style:font-style-complex="normal"/>
    </style:style>
    <style:style style:name="P135" style:family="paragraph" style:parent-style-name="Standard" style:list-style-name="L27">
      <style:paragraph-properties fo:text-align="justify" style:justify-single-word="false"/>
      <style:text-properties fo:color="#000000" loext:opacity="100%" style:font-name="Arial1" fo:font-style="normal" officeooo:rsid="0095888c" officeooo:paragraph-rsid="0095888c" style:font-style-asian="normal" style:font-style-complex="normal"/>
    </style:style>
    <style:style style:name="P136" style:family="paragraph" style:parent-style-name="Standard" style:list-style-name="L28">
      <style:paragraph-properties fo:text-align="justify" style:justify-single-word="false"/>
      <style:text-properties fo:color="#000000" loext:opacity="100%" style:font-name="Arial1" fo:font-style="normal" officeooo:rsid="0095888c" officeooo:paragraph-rsid="0095888c" style:font-style-asian="normal" style:font-style-complex="normal"/>
    </style:style>
    <style:style style:name="P137" style:family="paragraph" style:parent-style-name="Standard">
      <style:paragraph-properties fo:text-align="justify" style:justify-single-word="false"/>
      <style:text-properties fo:color="#000000" loext:opacity="100%" style:font-name="Arial1" fo:font-style="normal" officeooo:rsid="0095888c" officeooo:paragraph-rsid="0095888c" style:font-style-asian="normal" style:font-style-complex="normal"/>
    </style:style>
    <style:style style:name="P138" style:family="paragraph" style:parent-style-name="Standard" style:list-style-name="L29">
      <style:paragraph-properties fo:text-align="justify" style:justify-single-word="false"/>
      <style:text-properties fo:color="#000000" loext:opacity="100%" style:font-name="Arial1" fo:font-style="normal" officeooo:rsid="0096a42a" officeooo:paragraph-rsid="0096a42a" style:font-style-asian="normal" style:font-style-complex="normal"/>
    </style:style>
    <style:style style:name="P139" style:family="paragraph" style:parent-style-name="Standard">
      <style:paragraph-properties fo:text-align="justify" style:justify-single-word="false"/>
      <style:text-properties fo:color="#000000" loext:opacity="100%" style:font-name="Arial1" fo:font-style="normal" officeooo:rsid="00918e8d" officeooo:paragraph-rsid="00918e8d" style:font-style-asian="normal" style:font-style-complex="normal"/>
    </style:style>
    <style:style style:name="P140" style:family="paragraph" style:parent-style-name="Standard" style:list-style-name="L4">
      <style:paragraph-properties fo:text-align="justify" style:justify-single-word="false"/>
      <style:text-properties style:font-name="Arial1" officeooo:rsid="0059d177" officeooo:paragraph-rsid="0059d177"/>
    </style:style>
    <style:style style:name="P141" style:family="paragraph" style:parent-style-name="Standard" style:list-style-name="L4">
      <style:paragraph-properties fo:text-align="justify" style:justify-single-word="false"/>
      <style:text-properties style:font-name="Arial1" officeooo:rsid="005a5e5b" officeooo:paragraph-rsid="005a5e5b"/>
    </style:style>
    <style:style style:name="P142" style:family="paragraph" style:parent-style-name="Standard">
      <style:paragraph-properties fo:text-align="justify" style:justify-single-word="false"/>
      <style:text-properties style:font-name="Arial1" officeooo:rsid="005a5e5b" officeooo:paragraph-rsid="005a5e5b"/>
    </style:style>
    <style:style style:name="P143" style:family="paragraph" style:parent-style-name="Standard" style:list-style-name="L5">
      <style:paragraph-properties fo:text-align="justify" style:justify-single-word="false"/>
      <style:text-properties style:font-name="Arial1" officeooo:rsid="005db5aa" officeooo:paragraph-rsid="005db5aa"/>
    </style:style>
    <style:style style:name="P144" style:family="paragraph" style:parent-style-name="Standard" style:list-style-name="L5">
      <style:paragraph-properties fo:text-align="justify" style:justify-single-word="false"/>
      <style:text-properties style:font-name="Arial1" officeooo:rsid="005dbc2e" officeooo:paragraph-rsid="005dbc2e"/>
    </style:style>
    <style:style style:name="P145" style:family="paragraph" style:parent-style-name="Standard">
      <style:paragraph-properties fo:text-align="justify" style:justify-single-word="false"/>
      <style:text-properties style:font-name="Arial1" officeooo:rsid="005dbc2e" officeooo:paragraph-rsid="005dbc2e"/>
    </style:style>
    <style:style style:name="P146" style:family="paragraph" style:parent-style-name="Standard" style:list-style-name="L6">
      <style:paragraph-properties fo:text-align="justify" style:justify-single-word="false"/>
      <style:text-properties style:font-name="Arial1" officeooo:rsid="006ca95d" officeooo:paragraph-rsid="006ca95d"/>
    </style:style>
    <style:style style:name="P147" style:family="paragraph" style:parent-style-name="Standard" style:list-style-name="L7">
      <style:paragraph-properties fo:text-align="justify" style:justify-single-word="false"/>
      <style:text-properties style:font-name="Arial1" officeooo:rsid="006ca95d" officeooo:paragraph-rsid="006ca95d"/>
    </style:style>
    <style:style style:name="P148" style:family="paragraph" style:parent-style-name="Standard">
      <style:paragraph-properties fo:text-align="justify" style:justify-single-word="false"/>
      <style:text-properties style:font-name="Arial1" officeooo:rsid="006ca95d" officeooo:paragraph-rsid="006ca95d"/>
    </style:style>
    <style:style style:name="P149" style:family="paragraph" style:parent-style-name="Standard" style:list-style-name="L8">
      <style:paragraph-properties fo:text-align="justify" style:justify-single-word="false"/>
      <style:text-properties style:font-name="Arial1" officeooo:rsid="006d80e4" officeooo:paragraph-rsid="006d80e4"/>
    </style:style>
    <style:style style:name="P150" style:family="paragraph" style:parent-style-name="Standard">
      <style:paragraph-properties fo:text-align="justify" style:justify-single-word="false"/>
      <style:text-properties style:font-name="Arial1" officeooo:rsid="006d80e4" officeooo:paragraph-rsid="006d80e4"/>
    </style:style>
    <style:style style:name="P151" style:family="paragraph" style:parent-style-name="Standard" style:list-style-name="L9">
      <style:paragraph-properties fo:text-align="justify" style:justify-single-word="false"/>
      <style:text-properties style:font-name="Arial1" style:text-underline-style="none" officeooo:rsid="006e5582" officeooo:paragraph-rsid="006e5582"/>
    </style:style>
    <style:style style:name="P152" style:family="paragraph" style:parent-style-name="Standard" style:list-style-name="L10">
      <style:paragraph-properties fo:text-align="justify" style:justify-single-word="false"/>
      <style:text-properties style:font-name="Arial1" style:text-underline-style="none" officeooo:rsid="006e5582" officeooo:paragraph-rsid="006e5582"/>
    </style:style>
    <style:style style:name="P153" style:family="paragraph" style:parent-style-name="Standard" style:list-style-name="L11">
      <style:paragraph-properties fo:text-align="justify" style:justify-single-word="false"/>
      <style:text-properties style:font-name="Arial1" style:text-underline-style="none" officeooo:paragraph-rsid="006e5582"/>
    </style:style>
    <style:style style:name="P154" style:family="paragraph" style:parent-style-name="Standard" style:list-style-name="L13">
      <style:paragraph-properties fo:text-align="justify" style:justify-single-word="false"/>
      <style:text-properties style:font-name="Arial1" style:text-underline-style="none" fo:font-weight="normal" officeooo:rsid="00701db1" officeooo:paragraph-rsid="00701db1" style:font-weight-asian="normal" style:font-weight-complex="normal"/>
    </style:style>
    <style:style style:name="P155" style:family="paragraph" style:parent-style-name="Standard">
      <style:paragraph-properties fo:text-align="justify" style:justify-single-word="false"/>
      <style:text-properties style:font-name="Arial1" style:text-underline-style="none" fo:font-weight="normal" officeooo:rsid="00701db1" officeooo:paragraph-rsid="00701db1" style:font-weight-asian="normal" style:font-weight-complex="normal"/>
    </style:style>
    <style:style style:name="P156" style:family="paragraph" style:parent-style-name="Standard" style:list-style-name="L14">
      <style:paragraph-properties fo:text-align="justify" style:justify-single-word="false"/>
      <style:text-properties style:font-name="Arial1" style:text-underline-style="none" fo:font-weight="normal" officeooo:rsid="0074050e" officeooo:paragraph-rsid="0074050e" style:font-weight-asian="normal" style:font-weight-complex="normal"/>
    </style:style>
    <style:style style:name="P157" style:family="paragraph" style:parent-style-name="Standard">
      <style:paragraph-properties fo:text-align="justify" style:justify-single-word="false"/>
      <style:text-properties style:font-name="Arial1" style:text-underline-style="none" fo:font-weight="normal" officeooo:rsid="006ec3a2" officeooo:paragraph-rsid="006ec3a2" style:font-weight-asian="normal" style:font-weight-complex="normal"/>
    </style:style>
    <style:style style:name="P158" style:family="paragraph" style:parent-style-name="Standard">
      <style:paragraph-properties fo:text-align="justify" style:justify-single-word="false"/>
      <style:text-properties style:font-name="Arial1" style:text-underline-style="none" fo:font-weight="normal" officeooo:rsid="0072235a" officeooo:paragraph-rsid="0074050e" style:font-weight-asian="normal" style:font-weight-complex="normal"/>
    </style:style>
    <style:style style:name="P159" style:family="paragraph" style:parent-style-name="Standard" style:list-style-name="L15">
      <style:paragraph-properties fo:text-align="justify" style:justify-single-word="false"/>
      <style:text-properties style:font-name="Arial1" style:text-underline-style="none" officeooo:rsid="0079c5cd" officeooo:paragraph-rsid="0079c5cd"/>
    </style:style>
    <style:style style:name="P160" style:family="paragraph" style:parent-style-name="Standard" style:list-style-name="L12">
      <style:paragraph-properties fo:text-align="justify" style:justify-single-word="false"/>
      <style:text-properties style:font-name="Arial1" officeooo:rsid="006ec3a2" officeooo:paragraph-rsid="006ec3a2"/>
    </style:style>
    <style:style style:name="P161" style:family="paragraph" style:parent-style-name="Standard" style:list-style-name="L12">
      <style:paragraph-properties fo:text-align="justify" style:justify-single-word="false"/>
      <style:text-properties style:font-name="Arial1"/>
    </style:style>
    <style:style style:name="P162" style:family="paragraph" style:parent-style-name="Standard">
      <style:paragraph-properties fo:text-align="justify" style:justify-single-word="false"/>
      <style:text-properties style:font-name="Arial1" officeooo:paragraph-rsid="00502351"/>
    </style:style>
    <style:style style:name="P163" style:family="paragraph" style:parent-style-name="Standard">
      <style:paragraph-properties fo:text-align="justify" style:justify-single-word="false"/>
      <style:text-properties style:font-name="Arial1" officeooo:paragraph-rsid="00647ce2"/>
    </style:style>
    <style:style style:name="P164" style:family="paragraph" style:parent-style-name="Standard" style:list-style-name="L12">
      <style:paragraph-properties fo:text-align="justify" style:justify-single-word="false"/>
      <style:text-properties style:font-name="Arial1" fo:font-weight="bold" officeooo:rsid="006ec3a2" officeooo:paragraph-rsid="006ec3a2" style:font-weight-asian="bold" style:font-weight-complex="bold"/>
    </style:style>
    <style:style style:name="P165" style:family="paragraph" style:parent-style-name="Standard" style:list-style-name="L16">
      <style:paragraph-properties fo:text-align="justify" style:justify-single-word="false"/>
      <style:text-properties style:font-name="Arial1" officeooo:rsid="007f18dc" officeooo:paragraph-rsid="007f18dc"/>
    </style:style>
    <style:style style:name="P166" style:family="paragraph" style:parent-style-name="Standard" style:list-style-name="L17">
      <style:paragraph-properties fo:text-align="justify" style:justify-single-word="false"/>
      <style:text-properties style:font-name="Arial1" officeooo:rsid="00801360" officeooo:paragraph-rsid="00801360"/>
    </style:style>
    <style:style style:name="P167" style:family="paragraph" style:parent-style-name="Standard" style:list-style-name="L18">
      <style:paragraph-properties fo:text-align="justify" style:justify-single-word="false"/>
      <style:text-properties style:font-name="Arial1" fo:font-style="normal" officeooo:rsid="00801360" officeooo:paragraph-rsid="00801360" style:font-style-asian="normal" style:font-style-complex="normal"/>
    </style:style>
    <style:style style:name="P168" style:family="paragraph" style:parent-style-name="Standard" style:list-style-name="L19">
      <style:paragraph-properties fo:text-align="justify" style:justify-single-word="false"/>
      <style:text-properties style:font-name="Arial1" fo:font-style="normal" officeooo:rsid="0080ca52" officeooo:paragraph-rsid="0080ca52" style:font-style-asian="normal" style:font-style-complex="normal"/>
    </style:style>
    <style:style style:name="P169" style:family="paragraph" style:parent-style-name="Standard">
      <style:paragraph-properties fo:text-align="justify" style:justify-single-word="false"/>
      <style:text-properties style:font-name="Arial1" fo:font-style="normal" officeooo:rsid="0080ca52" officeooo:paragraph-rsid="0080ca52" style:font-style-asian="normal" style:font-style-complex="normal"/>
    </style:style>
    <style:style style:name="P170" style:family="paragraph" style:parent-style-name="Standard" style:list-style-name="L20">
      <style:paragraph-properties fo:text-align="justify" style:justify-single-word="false"/>
      <style:text-properties style:font-name="Arial1" fo:font-style="normal" style:text-underline-style="none" officeooo:rsid="0080ca52" officeooo:paragraph-rsid="0080ca52" style:font-style-asian="normal" style:font-style-complex="normal"/>
    </style:style>
    <style:style style:name="P171" style:family="paragraph" style:parent-style-name="Standard" style:list-style-name="L21">
      <style:paragraph-properties fo:text-align="justify" style:justify-single-word="false"/>
      <style:text-properties style:font-name="Arial1" officeooo:rsid="0082e281" officeooo:paragraph-rsid="0082e281"/>
    </style:style>
    <style:style style:name="P172" style:family="paragraph" style:parent-style-name="Standard" style:list-style-name="L30">
      <style:paragraph-properties fo:text-align="justify" style:justify-single-word="false"/>
      <style:text-properties style:font-name="Arial1" officeooo:rsid="0097b5f5" officeooo:paragraph-rsid="0097b5f5"/>
    </style:style>
    <style:style style:name="P173" style:family="paragraph" style:parent-style-name="Standard" style:list-style-name="L31">
      <style:paragraph-properties fo:text-align="justify" style:justify-single-word="false"/>
      <style:text-properties style:font-name="Arial1" officeooo:rsid="0097b5f5" officeooo:paragraph-rsid="0097b5f5"/>
    </style:style>
    <style:style style:name="P174" style:family="paragraph" style:parent-style-name="Standard" style:list-style-name="L32">
      <style:paragraph-properties fo:text-align="justify" style:justify-single-word="false"/>
      <style:text-properties style:font-name="Arial1" officeooo:rsid="0097b5f5" officeooo:paragraph-rsid="0097b5f5"/>
    </style:style>
    <style:style style:name="P175" style:family="paragraph" style:parent-style-name="Standard">
      <style:paragraph-properties fo:text-align="justify" style:justify-single-word="false"/>
      <style:text-properties style:font-name="Arial1" officeooo:rsid="0097b5f5" officeooo:paragraph-rsid="0097b5f5"/>
    </style:style>
    <style:style style:name="P176" style:family="paragraph" style:parent-style-name="Standard" style:list-style-name="L33">
      <style:paragraph-properties fo:text-align="justify" style:justify-single-word="false"/>
      <style:text-properties style:font-name="Arial1" officeooo:rsid="009a7252" officeooo:paragraph-rsid="009a7252"/>
    </style:style>
    <style:style style:name="P177" style:family="paragraph" style:parent-style-name="Standard" style:list-style-name="L34">
      <style:paragraph-properties fo:text-align="justify" style:justify-single-word="false"/>
      <style:text-properties style:font-name="Arial1" officeooo:rsid="009a7252" officeooo:paragraph-rsid="009a7252"/>
    </style:style>
    <style:style style:name="P178" style:family="paragraph" style:parent-style-name="Standard">
      <style:paragraph-properties fo:text-align="justify" style:justify-single-word="false"/>
      <style:text-properties style:font-name="Arial1" officeooo:rsid="009a7252" officeooo:paragraph-rsid="009a7252"/>
    </style:style>
    <style:style style:name="P179" style:family="paragraph" style:parent-style-name="Standard">
      <style:paragraph-properties fo:text-align="justify" style:justify-single-word="false"/>
      <style:text-properties style:font-name="Arial1" officeooo:rsid="00534e28" officeooo:paragraph-rsid="005472fe"/>
    </style:style>
    <style:style style:name="P180" style:family="paragraph" style:parent-style-name="Standard">
      <style:paragraph-properties fo:text-align="justify" style:justify-single-word="false"/>
      <style:text-properties style:font-name="Arial1" officeooo:rsid="0061bf40" officeooo:paragraph-rsid="0061bf40"/>
    </style:style>
    <style:style style:name="P181" style:family="paragraph" style:parent-style-name="Standard">
      <style:paragraph-properties fo:text-align="justify" style:justify-single-word="false"/>
      <style:text-properties style:font-name="Arial1" officeooo:rsid="005f0c2c" officeooo:paragraph-rsid="005f0c2c"/>
    </style:style>
    <style:style style:name="P182" style:family="paragraph" style:parent-style-name="Standard">
      <style:paragraph-properties fo:text-align="justify" style:justify-single-word="false"/>
      <style:text-properties style:font-name="Arial1" officeooo:rsid="0051d4b5" officeooo:paragraph-rsid="0051d4b5"/>
    </style:style>
    <style:style style:name="P183" style:family="paragraph" style:parent-style-name="Standard">
      <style:paragraph-properties fo:text-align="justify" style:justify-single-word="false"/>
      <style:text-properties style:font-name="Arial1" officeooo:rsid="00664bb6" officeooo:paragraph-rsid="00664bb6"/>
    </style:style>
    <style:style style:name="P184" style:family="paragraph" style:parent-style-name="Standard">
      <style:paragraph-properties fo:text-align="justify" style:justify-single-word="false"/>
      <style:text-properties style:font-name="Arial1" officeooo:rsid="006c978d" officeooo:paragraph-rsid="006c978d"/>
    </style:style>
    <style:style style:name="P185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 officeooo:rsid="007698e4" officeooo:paragraph-rsid="007698e4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 style:font-weight-asian="bold" style:font-weight-complex="bold"/>
    </style:style>
    <style:style style:name="T3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000000" loext:opacity="100%" fo:font-style="normal" style:font-style-asian="normal" style:font-style-complex="normal"/>
    </style:style>
    <style:style style:name="T5" style:family="text">
      <style:text-properties fo:color="#000000" loext:opacity="100%" fo:font-style="normal" officeooo:rsid="0097b5f5" style:font-style-asian="normal" style:font-style-complex="normal"/>
    </style:style>
    <style:style style:name="T6" style:family="text">
      <style:text-properties fo:color="#000000" loext:opacity="100%" fo:font-size="12pt" style:text-underline-style="none" fo:font-weight="normal" officeooo:rsid="00502351" style:font-size-asian="10.5pt" style:font-weight-asian="normal" style:font-size-complex="12pt" style:font-weight-complex="normal"/>
    </style:style>
    <style:style style:name="T7" style:family="text">
      <style:text-properties officeooo:rsid="004d775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534e28"/>
    </style:style>
    <style:style style:name="T10" style:family="text">
      <style:text-properties officeooo:rsid="005472fe"/>
    </style:style>
    <style:style style:name="T11" style:family="text">
      <style:text-properties officeooo:rsid="005b34f5"/>
    </style:style>
    <style:style style:name="T12" style:family="text">
      <style:text-properties officeooo:rsid="005c1b89"/>
    </style:style>
    <style:style style:name="T13" style:family="text">
      <style:text-properties officeooo:rsid="005db5aa"/>
    </style:style>
    <style:style style:name="T14" style:family="text">
      <style:text-properties officeooo:rsid="006002f4"/>
    </style:style>
    <style:style style:name="T15" style:family="text">
      <style:text-properties officeooo:rsid="0063ab8f"/>
    </style:style>
    <style:style style:name="T16" style:family="text">
      <style:text-properties officeooo:rsid="00647ce2"/>
    </style:style>
    <style:style style:name="T17" style:family="text">
      <style:text-properties officeooo:rsid="006c978d"/>
    </style:style>
    <style:style style:name="T18" style:family="text">
      <style:text-properties officeooo:rsid="006e5582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6e5582"/>
    </style:style>
    <style:style style:name="T21" style:family="text">
      <style:text-properties style:text-underline-style="none" officeooo:rsid="006ec3a2"/>
    </style:style>
    <style:style style:name="T22" style:family="text">
      <style:text-properties style:text-underline-style="none" fo:font-weight="bold" style:font-weight-asian="bold" style:font-weight-complex="bold"/>
    </style:style>
    <style:style style:name="T23" style:family="text">
      <style:text-properties style:text-underline-style="none" fo:font-weight="bold" officeooo:rsid="006ec3a2" style:font-weight-asian="bold" style:font-weight-complex="bold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style:text-underline-style="none" fo:font-weight="normal" officeooo:rsid="006ec3a2" style:font-weight-asian="normal" style:font-weight-complex="normal"/>
    </style:style>
    <style:style style:name="T26" style:family="text">
      <style:text-properties style:text-underline-style="none" officeooo:rsid="00a00a78"/>
    </style:style>
    <style:style style:name="T27" style:family="text">
      <style:text-properties style:text-underline-style="none" officeooo:rsid="00b63003"/>
    </style:style>
    <style:style style:name="T28" style:family="text">
      <style:text-properties style:text-underline-style="none" officeooo:rsid="00b66739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74050e" style:font-weight-asian="normal" style:font-weight-complex="normal"/>
    </style:style>
    <style:style style:name="T32" style:family="text">
      <style:text-properties officeooo:rsid="007a9979"/>
    </style:style>
    <style:style style:name="T33" style:family="text">
      <style:text-properties fo:font-style="italic" style:text-underline-style="none" officeooo:rsid="007a9979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801360" style:font-style-asian="italic" style:font-style-complex="italic"/>
    </style:style>
    <style:style style:name="T36" style:family="text">
      <style:text-properties fo:font-style="italic" officeooo:rsid="0080ca52" style:font-style-asian="italic" style:font-style-complex="italic"/>
    </style:style>
    <style:style style:name="T37" style:family="text">
      <style:text-properties fo:font-style="italic" officeooo:rsid="00839426" style:font-style-asian="italic" style:font-style-complex="italic"/>
    </style:style>
    <style:style style:name="T38" style:family="text">
      <style:text-properties fo:font-style="italic" officeooo:rsid="00870bd4" style:font-style-asian="italic" style:font-style-complex="italic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801360" style:font-style-asian="normal" style:font-style-complex="normal"/>
    </style:style>
    <style:style style:name="T41" style:family="text">
      <style:text-properties fo:font-style="normal" style:text-underline-style="none" officeooo:rsid="007c79cd" style:font-style-asian="normal" style:font-style-complex="normal"/>
    </style:style>
    <style:style style:name="T42" style:family="text">
      <style:text-properties officeooo:rsid="007d02c5"/>
    </style:style>
    <style:style style:name="T43" style:family="text">
      <style:text-properties officeooo:rsid="007f427e"/>
    </style:style>
    <style:style style:name="T44" style:family="text">
      <style:text-properties officeooo:rsid="0080e489"/>
    </style:style>
    <style:style style:name="T45" style:family="text">
      <style:text-properties officeooo:rsid="0082e281"/>
    </style:style>
    <style:style style:name="T46" style:family="text">
      <style:text-properties officeooo:rsid="00839426"/>
    </style:style>
    <style:style style:name="T47" style:family="text">
      <style:text-properties officeooo:rsid="00860a5f"/>
    </style:style>
    <style:style style:name="T48" style:family="text">
      <style:text-properties officeooo:rsid="00872072"/>
    </style:style>
    <style:style style:name="T49" style:family="text">
      <style:text-properties officeooo:rsid="00876b2f"/>
    </style:style>
    <style:style style:name="T50" style:family="text">
      <style:text-properties officeooo:rsid="0088ea69"/>
    </style:style>
    <style:style style:name="T51" style:family="text">
      <style:text-properties officeooo:rsid="008ac70c"/>
    </style:style>
    <style:style style:name="T52" style:family="text">
      <style:text-properties officeooo:rsid="008e4fed"/>
    </style:style>
    <style:style style:name="T53" style:family="text">
      <style:text-properties officeooo:rsid="008fb6c9"/>
    </style:style>
    <style:style style:name="T54" style:family="text">
      <style:text-properties officeooo:rsid="0094721b"/>
    </style:style>
    <style:style style:name="T55" style:family="text">
      <style:text-properties officeooo:rsid="0095888c"/>
    </style:style>
    <style:style style:name="T56" style:family="text">
      <style:text-properties officeooo:rsid="0097b5f5"/>
    </style:style>
    <style:style style:name="T57" style:family="text">
      <style:text-properties officeooo:rsid="0099882e"/>
    </style:style>
    <style:style style:name="T58" style:family="text">
      <style:text-properties officeooo:rsid="009b3ebf"/>
    </style:style>
    <style:style style:name="T59" style:family="text">
      <style:text-properties officeooo:rsid="009b9c90"/>
    </style:style>
    <style:style style:name="T60" style:family="text">
      <style:text-properties officeooo:rsid="009f662a"/>
    </style:style>
    <style:style style:name="T61" style:family="text">
      <style:text-properties officeooo:rsid="00a00a78"/>
    </style:style>
    <style:style style:name="T62" style:family="text">
      <style:text-properties officeooo:rsid="00a6977c"/>
    </style:style>
    <style:style style:name="T63" style:family="text">
      <style:text-properties officeooo:rsid="00ad5282"/>
    </style:style>
    <style:style style:name="T64" style:family="text">
      <style:text-properties officeooo:rsid="00ae873d"/>
    </style:style>
    <style:style style:name="T65" style:family="text">
      <style:text-properties officeooo:rsid="00b2b476"/>
    </style:style>
    <style:style style:name="T66" style:family="text">
      <style:text-properties officeooo:rsid="00b63003"/>
    </style:style>
    <style:style style:name="T67" style:family="text">
      <style:text-properties fo:color="#bf0041" loext:opacity="100%"/>
    </style:style>
    <style:style style:name="T68" style:family="text">
      <style:text-properties fo:color="#bf0041" loext:opacity="100%" fo:font-weight="bold" style:font-weight-asian="bold" style:font-weight-complex="bold"/>
    </style:style>
    <style:style style:name="T69" style:family="text">
      <style:text-properties fo:color="#ff860d" loext:opacity="100%" fo:font-weight="bold" style:font-weight-asian="bold" style:font-weight-complex="bold"/>
    </style:style>
    <style:style style:name="T70" style:family="text">
      <style:text-properties officeooo:rsid="00bbd128"/>
    </style:style>
    <style:style style:name="T71" style:family="text">
      <style:text-properties officeooo:rsid="00be2e43"/>
    </style:style>
    <style:style style:name="T72" style:family="text">
      <style:text-properties fo:color="#2a6099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Ejemplos de productos sustitutivos »» escoba y aspiradora, diferentes telefonos, <text:s text:c="7"/></text:p>
      <text:p text:style-name="P31"/>
      <text:p text:style-name="P90">RESUMEN TEMA 3</text:p>
      <text:p text:style-name="P90"/>
      <text:p text:style-name="P90">1.- EL MERCADO Y SUS ELEMENTOS</text:p>
      <text:p text:style-name="P90"/>
      <text:p text:style-name="P91">1.1.- ELEMENTOS DEL MERCADO</text:p>
      <text:p text:style-name="P1"/>
      <text:p text:style-name="P91"><text:span text:style-name="T2">La demanda</text:span><text:span text:style-name="T1"> » Personas que quieren adquirir un bien o un servicio en el mercado</text:span></text:p>
      <text:p text:style-name="P91"><text:span text:style-name="T2">La oferta </text:span><text:span text:style-name="T1">» Personas físicas o jurídicas que ofrecen bienes o servicios en el mercado</text:span></text:p>
      <text:p text:style-name="P91"><text:span text:style-name="T2">La cantidad</text:span><text:span text:style-name="T1"> » Numero de unidades del bien o servicio que se intercambia. </text:span></text:p>
      <text:p text:style-name="P92"><text:span text:style-name="T3">El precio </text:span><text:span text:style-name="T4">» Requisito necesario para obtener el bien o servicio, normalmente dinero.<text:tab/></text:span></text:p>
      <text:p text:style-name="P2"/>
      <text:p text:style-name="P92">1.2.- TIPOS DE MERCADO</text:p>
      <text:p text:style-name="P2"/>
      <text:p text:style-name="P3">*Según la competencia:</text:p>
      <text:p text:style-name="P3"/>
      <text:list xml:id="list3540235476" text:style-name="L1">
        <text:list-item>
          <text:p text:style-name="P123">Mercado de competencia perfecta » Existen muchas empresas que ofrecen el mismo producto que no se puede diferenciar entre empresas de manera que ninguna empresa domina el mercado. Ejemplo: Agricultura y alimentos básicos.</text:p>
        </text:list-item>
        <text:list-item>
          <text:p text:style-name="P123">Mercado de monopolio: Una única empresa que domina el sector de un producto. Hoy en día esta prohibido el monopolio aunque podemos encontrar parecidos como la ITV o estancos, aunque vienen controladas por el estado</text:p>
        </text:list-item>
        <text:list-item>
          <text:p text:style-name="P123">Mercado de oligopolio: Pocos v<text:span text:style-name="T58">e</text:span>ndedores y muchos compradores. Suelen ser sectores donde la inversión inicial es muy grande y solo empresas grandes se lo pueden permitir.</text:p>
          <text:list>
            <text:list-item>
              <text:p text:style-name="P123">Oligopolio con pacto » Empresas pactan precios y condiciones para no competir, lo cual suele incrementar el precio final. Ejemplo: Gasolineras</text:p>
            </text:list-item>
            <text:list-item>
              <text:p text:style-name="P123">Oligopolio sin pacto: Las empresas tienen una guerra de precios y de ofertas entre ellas. Ejemplos: Compañías de móviles.</text:p>
            </text:list-item>
          </text:list>
        </text:list-item>
        <text:list-item>
          <text:p text:style-name="P124">Mercado de competencia monopol<text:span text:style-name="T59">í</text:span>stica: Vendedores de mismos producto diferenciados y muchos compradores con preferencias. Es una situación de competencia aunque las empresas buscan distinguir su producto buscando destacar en ciertas características. </text:p>
          <text:p text:style-name="P124"><text:s text:c="5"/>Las empresas suelen buscar este tipo de mercado ya que así pueden variar el precio de sus productos sin verse afectados por otras empresas.</text:p>
        </text:list-item>
      </text:list>
      <text:p text:style-name="P4"/>
      <text:p text:style-name="P4">*Según el ámbito geográfico: Mercado local, regional, nacional, internacional o mundial.</text:p>
      <text:p text:style-name="P4"/>
      <text:p text:style-name="P4">*Según el tipo de compradores:</text:p>
      <text:p text:style-name="P4"/>
      <text:list xml:id="list3289538119" text:style-name="L2">
        <text:list-item>
          <text:p text:style-name="P125">Mercado de consumo » Compran el producto para su uso personal</text:p>
          <text:list>
            <text:list-item>
              <text:p text:style-name="P125">Inmediato » Adquisición frecuente y consumición al poco tiempo de su compra.</text:p>
            </text:list-item>
            <text:list-item>
              <text:p text:style-name="P125">Duradero » Adquisición mas espaciada y consumición hasta que pierde su utilidad o queda anticuado.</text:p>
            </text:list-item>
            <text:list-item>
              <text:p text:style-name="P125">De servicio » Productos inmateriales y su consumo es simultaneo a su producción.</text:p>
            </text:list-item>
          </text:list>
        </text:list-item>
        <text:list-item>
          <text:p text:style-name="P125">Mercado industrial: <text:s/><text:span text:style-name="T7">Los compradores son empresas, que utilizan esos productos o servicios en procesos de producción o revenderlos.</text:span></text:p>
        </text:list-item>
      </text:list>
      <text:p text:style-name="P5"/>
      <text:p text:style-name="P5"/>
      <text:p text:style-name="P5"/>
      <text:p text:style-name="P5"><text:soft-page-break/>*<text:span text:style-name="T7">Según el tipo de producto o servicio:</text:span></text:p>
      <text:p text:style-name="P5"/>
      <text:p text:style-name="P7">- Mercado de productos agropecuarios y del mar <text:s/>- Mercado de productos manufacturados</text:p>
      <text:p text:style-name="P7">- Mercado de materias primas<text:tab/><text:tab/><text:tab/> <text:s text:c="4"/>- Mercado de servicios</text:p>
      <text:p text:style-name="P7">- Mercado de productos técnicos o industriales</text:p>
      <text:p text:style-name="P7"/>
      <text:p text:style-name="P6">*Según el punto de vista de la empresa:</text:p>
      <text:list xml:id="list4239878297" text:style-name="L3">
        <text:list-item>
          <text:p text:style-name="P126">Mercado actual » Formado por clientes que compran nuestro producto</text:p>
        </text:list-item>
        <text:list-item>
          <text:p text:style-name="P126">Mercado potencial » Futuros posibles clientes</text:p>
        </text:list-item>
        <text:list-item>
          <text:p text:style-name="P126">Mercado tendencial » Indica la evolución del mercado global</text:p>
        </text:list-item>
      </text:list>
      <text:p text:style-name="P6"/>
      <text:p text:style-name="P6"/>
      <text:p text:style-name="P6"/>
      <text:p text:style-name="P6"/>
      <text:p text:style-name="P93">1.3.- TAMAÑO Y CUOTA DE MERCADO</text:p>
      <text:p text:style-name="P8"><text:tab/></text:p>
      <text:p text:style-name="P9"><text:tab/>El <text:span text:style-name="T8">tamaño del mercado </text:span>es la cantidad vendida, en un área geográfica concreta durante un periodo de tiempo determinado, medido en unidades físicas o económicas.</text:p>
      <text:p text:style-name="P9"><text:tab/>La <text:span text:style-name="T8">cuota de mercado </text:span>es la proporción total de ventas de un producto que realiza una empresa en un determinado mercado y tiempo. Se calcula de la siguiente forma:</text:p>
      <text:p text:style-name="P9"/>
      <text:p text:style-name="P76"><text:span text:style-name="T6"><text:s text:c="6"/></text:span>CM = (Producción y venta de la empresa / Producción y venta del mercado total actual)<text:span text:style-name="T29"> </text:span>* 100 </text:p>
      <text:p text:style-name="P76"/>
      <text:p text:style-name="P76"/>
      <text:p text:style-name="P76"/>
      <text:p text:style-name="P94">1.4.- LA SEGMENTACION DEL MERCADO</text:p>
      <text:p text:style-name="P43"/>
      <text:p text:style-name="P43"><text:tab/><text:span text:style-name="T9">Significa dividir el mercado de clientes en grupos homogéneos o tipos de clientes que comparten unas características en común. De esta forma centramos cada producto o servicio para un grupo de clientes especifico.</text:span></text:p>
      <text:p text:style-name="P43"/>
      <text:p text:style-name="P43"/>
      <text:p text:style-name="P43"/>
      <text:p text:style-name="P95">1.4.1.- COMO SEGMENTAR EL MERCADO</text:p>
      <text:p text:style-name="P44"/>
      <text:p text:style-name="P45"><text:tab/><text:span text:style-name="T10">1º Localizar los clientes que pueden comprar o necesitar el producto (Clientes reales). Aquellos clientes que no nos compran pero queremos que lo hagan (Clientes potenciales)</text:span></text:p>
      <text:p text:style-name="P46"><text:tab/>2º <text:s/>Definir criterios de segmentación que nos van a servir para clasificar los tipos de clientes, lo cual dependerá de cada mercado.</text:p>
      <text:p text:style-name="P45"/>
      <text:p text:style-name="P45"/>
      <text:p text:style-name="P45"/>
      <text:p text:style-name="P96">1.4.2.- VENTAJAS DE LA SEGMENTACION</text:p>
      <text:list xml:id="list3999912729" text:style-name="L4">
        <text:list-header>
          <text:p text:style-name="P140"/>
        </text:list-header>
        <text:list-item>
          <text:p text:style-name="P141">Identifica las oportunidades de negocio, ya que permite descubrir segmentos del mercado desatendidos.</text:p>
        </text:list-item>
        <text:list-item>
          <text:p text:style-name="P141">Contribuir a establecer prioridades, escoger el segmento que mas interese.</text:p>
        </text:list-item>
        <text:list-item>
          <text:p text:style-name="P141">Facilitar el análisis de la competencia, al conocer las empresas que se dirigen al mismo segmento.</text:p>
        </text:list-item>
        <text:list-item>
          <text:p text:style-name="P141">Permitir la adaptación de las distintas estrategias de marketing.</text:p>
        </text:list-item>
      </text:list>
      <text:p text:style-name="P47"><text:soft-page-break/><text:span text:style-name="T72">1.5.- EL ESTUDIO DEL MERCADO</text:span></text:p>
      <text:p text:style-name="P47"/>
      <text:p text:style-name="P47"><text:tab/><text:span text:style-name="T11">Se trata de </text:span><text:span text:style-name="T12">obtener información sobre otras empresas, productos sustitutivos, proveedores, los clientes, entre otras tantas cosas para saber si hay posibilidad de mercado y como aprovecharlo.</text:span></text:p>
      <text:p text:style-name="P47"><text:tab/><text:span text:style-name="T13">Algunas de las opciones para realizar el estudio son:</text:span></text:p>
      <text:p text:style-name="P47"><text:tab/></text:p>
      <text:list xml:id="list2092537710" text:style-name="L5">
        <text:list-item>
          <text:p text:style-name="P143">Hacer un recorrido personal por la zona, buscando negocios similares, ubicación y horarios, observar la cuantía de gente que atienden e intentar intuir si están satisfechos o no.</text:p>
        </text:list-item>
        <text:list-item>
          <text:p text:style-name="P143">Realizar encuestas breves de opinión.</text:p>
        </text:list-item>
        <text:list-item>
          <text:p text:style-name="P144">Utiliza un cliente encubierto, para obtener información sobre precios, horarios de atención, calidad de servicio al cliente, calidades del producto o cualquier otro elemento importante.</text:p>
        </text:list-item>
        <text:list-item>
          <text:p text:style-name="P144">Analizar sus recursos publicitarios y webs.</text:p>
        </text:list-item>
      </text:list>
      <text:p text:style-name="P48"/>
      <text:p text:style-name="P97">1.5.1- ANALISIS DE NUESTRO CLIENTE OBJETIVO O “TARGET”</text:p>
      <text:p text:style-name="P49"/>
      <text:p text:style-name="P49"><text:tab/><text:span text:style-name="T14">Para vender un producto hace falta conocer bien a nuestros clientes . Se debe saber:</text:span></text:p>
      <text:p text:style-name="P49"/>
      <text:p text:style-name="P98">1.5.2- LOS PRODUCTOS SUSTITUTIVOS</text:p>
      <text:p text:style-name="P50"><text:tab/></text:p>
      <text:p text:style-name="P50"><text:tab/>Aquellos que realizan la misma función siendo distintos. Ejemplo: Aspiradora y escoba</text:p>
      <text:p text:style-name="P50"/>
      <text:p text:style-name="P99">1.5.<text:span text:style-name="T71">3</text:span>- LOS PROVEEDORES</text:p>
      <text:p text:style-name="P51"/>
      <text:p text:style-name="P51"><text:tab/><text:span text:style-name="T16">Es una de las fuerzas competitivas del entorno. Lo primero que se recomienda es la regla de “Pide al menos 3 presupuestos”. Factores a considerar:</text:span></text:p>
      <text:p text:style-name="P51"><text:tab/></text:p>
      <text:p text:style-name="P77"><text:span text:style-name="T15"><text:tab/>-</text:span>El precio, si bien no hay que obsesionarse en ello (“lo barato sale caro”) </text:p>
      <text:p text:style-name="P77"><text:tab/>- La calidad que necesitamos, ni más ni menos.</text:p>
      <text:p text:style-name="P77"><text:tab/>- Los descuentos, por volumen de compras o pronto pago, y la posibilidad de pago aplazado.</text:p>
      <text:p text:style-name="P77"><text:tab/>- Los tiempos de entrega.</text:p>
      <text:p text:style-name="P77">- Las garantías y servicio post-venta.</text:p>
      <text:p text:style-name="P77"/>
      <text:p text:style-name="P77"/>
      <text:p text:style-name="P100">2.- EL MARKETING</text:p>
      <text:p text:style-name="P52"/>
      <text:p text:style-name="P53"><text:tab/>Conjunto de actividades que tratan de satisfacer los clientes con el fin de alcanzar los objetivos de la empresa:</text:p>
      <text:p text:style-name="P53"/>
      <text:p text:style-name="P53"><text:tab/>Obtención de beneficios</text:p>
      <text:p text:style-name="P53"><text:tab/>Crecimiento de la empresa<text:tab/></text:p>
      <text:p text:style-name="P53"><text:tab/>Otros fines sociales</text:p>
      <text:p text:style-name="P54"/>
      <text:p text:style-name="P52"><text:span text:style-name="T17"><text:tab/>E</text:span>l marketing debe ser entendido, más que como un conjunto de actividades, como una filosofía o modo de trabajo que debe impregnar todas las actividades de la empresa. </text:p>
      <text:p text:style-name="P52"/>
      <text:p text:style-name="P52"/>
      <text:p text:style-name="P55"><text:soft-page-break/><text:span text:style-name="T72">2.1.- EL PLAN DE MARKETING: ESTRATEGICO Y OPERATIVO</text:span></text:p>
      <text:p text:style-name="P55"/>
      <text:p text:style-name="P55"><text:tab/>El plan de marketing es un documento donde escribiremos los objetivos que queremos alcanzar, así como las acciones de marketing que vamos a realizar y en qué plazos. </text:p>
      <text:p text:style-name="P52"/>
      <text:list xml:id="list557425132" text:style-name="L6">
        <text:list-item>
          <text:p text:style-name="P146">Marketing estratégico</text:p>
          <text:list>
            <text:list-item>
              <text:p text:style-name="P146">Estudio previo de mercado</text:p>
            </text:list-item>
            <text:list-item>
              <text:p text:style-name="P146">Establecer objetivos</text:p>
            </text:list-item>
            <text:list-item>
              <text:p text:style-name="P146">Diseñar estrategias</text:p>
            </text:list-item>
          </text:list>
        </text:list-item>
        <text:list-item>
          <text:p text:style-name="P146">Marketing operativo</text:p>
          <text:list>
            <text:list-item>
              <text:p text:style-name="P146">Acciones concretas sobre el producto, el precio, la promoción y la distribución</text:p>
            </text:list-item>
          </text:list>
        </text:list-item>
      </text:list>
      <text:p text:style-name="P52"/>
      <text:p text:style-name="P52"/>
      <text:p text:style-name="P52"/>
      <text:p text:style-name="P101">3.- EL MARKETING ESTRATEGICO</text:p>
      <text:p text:style-name="P53"/>
      <text:p text:style-name="P53"><text:tab/>Estrategia de posicionamiento de nuestro producto, con que características se desea que los consumidores perciban el producto, para diferenciarse de los productos de la competencia y sea el mejor percibido.</text:p>
      <text:p text:style-name="P53"/>
      <text:list xml:id="list26274091" text:style-name="L7">
        <text:list-item>
          <text:p text:style-name="P147">Posicionamiento en calidad</text:p>
          <text:list>
            <text:list-item>
              <text:p text:style-name="P147">Estrategia de diferenciación del producto por su calidad o marca o imagen, etc..</text:p>
            </text:list-item>
          </text:list>
        </text:list-item>
        <text:list-item>
          <text:p text:style-name="P147">Posicionamiento en precio</text:p>
          <text:list>
            <text:list-item>
              <text:p text:style-name="P147">Estrategia basada en liderazgo de costes, la empresa intenta producir mas barato</text:p>
            </text:list-item>
          </text:list>
        </text:list-item>
        <text:list-item>
          <text:p text:style-name="P147">Mapa de posicionamiento</text:p>
          <text:list>
            <text:list-item>
              <text:p text:style-name="P147">Sa<text:span text:style-name="T60">b</text:span>er donde estamos nosotros y la competencia en calidad/precio</text:p>
            </text:list-item>
          </text:list>
        </text:list-item>
        <text:list-item>
          <text:p text:style-name="P147">Teoría océanos azules del Circo del Sol</text:p>
          <text:list>
            <text:list-item>
              <text:p text:style-name="P147">A la vez calidad y precio</text:p>
            </text:list-item>
            <text:list-item>
              <text:p text:style-name="P147">Innovar y desplazarse a territorios de océanos azules</text:p>
            </text:list-item>
            <text:list-item>
              <text:p text:style-name="P147">Otros compiten en océanos rojos</text:p>
            </text:list-item>
          </text:list>
        </text:list-item>
      </text:list>
      <text:p text:style-name="P53"/>
      <text:p text:style-name="P53"/>
      <text:p text:style-name="P53"/>
      <text:p text:style-name="P102">4.- EL MARKETING OPERATIVO O MIX</text:p>
      <text:p text:style-name="P56"/>
      <text:p text:style-name="P56">Las 4 Ps del marketing:</text:p>
      <text:p text:style-name="P56"/>
      <text:list xml:id="list1410873833" text:style-name="L8">
        <text:list-item>
          <text:p text:style-name="P149">Producto » Aquellos bienes y servicios que se ofertan al mercado y cubren una necesidad de los clientes</text:p>
        </text:list-item>
        <text:list-item>
          <text:p text:style-name="P149">Precio</text:p>
          <text:list>
            <text:list-item>
              <text:p text:style-name="P149">Valor de compra y de comunicación</text:p>
            </text:list-item>
            <text:list-item>
              <text:p text:style-name="P149">Comunica un estatus social</text:p>
            </text:list-item>
            <text:list-item>
              <text:p text:style-name="P149">Sit<text:span text:style-name="T60">úa</text:span> a la empresa frente a la competencia</text:p>
            </text:list-item>
          </text:list>
        </text:list-item>
        <text:list-item>
          <text:p text:style-name="P149">Promoción</text:p>
          <text:list>
            <text:list-item>
              <text:p text:style-name="P149">Forma de comunicación existencia de producto y características</text:p>
            </text:list-item>
            <text:list-item>
              <text:p text:style-name="P149">Estimulación de la demanda</text:p>
            </text:list-item>
          </text:list>
        </text:list-item>
        <text:list-item>
          <text:p text:style-name="P149">Distribución<text:tab/></text:p>
          <text:list>
            <text:list-item>
              <text:p text:style-name="P149">Conjunto de tareas que conducen el producto al cliente en lugar, cantidad y momento necesario</text:p>
            </text:list-item>
          </text:list>
        </text:list-item>
      </text:list>
      <text:p text:style-name="P56"/>
      <text:p text:style-name="P102"><text:soft-page-break/>4.1.- EL PRODUCTO</text:p>
      <text:p text:style-name="P52"/>
      <text:p text:style-name="P52"><text:tab/>Todo<text:span text:style-name="T18"> aquello que se puede ofrecer al mercado y que el consumidor desea adquirir porque satisface una necesidad</text:span></text:p>
      <text:p text:style-name="P52"/>
      <text:p text:style-name="P52"/>
      <text:p text:style-name="P57">Niveles de producto:</text:p>
      <text:p text:style-name="P57"/>
      <text:list xml:id="list2557137319" text:style-name="L9">
        <text:list-item>
          <text:p text:style-name="P151">Producto ampliado: </text:p>
          <text:list>
            <text:list-item>
              <text:p text:style-name="P151">Ventajas adicionales que se añaden y lo distingue</text:p>
            </text:list-item>
            <text:list-item>
              <text:p text:style-name="P151">Servicio <text:span text:style-name="T61">de </text:span>pos-venta, garantía, financiación a plazos, envió a domicilio, instalación etc.</text:p>
            </text:list-item>
          </text:list>
        </text:list-item>
        <text:list-item>
          <text:p text:style-name="P151">Producto básico</text:p>
          <text:list>
            <text:list-item>
              <text:p text:style-name="P151">Es la necesidad básica que cubre en el consumidor</text:p>
            </text:list-item>
            <text:list-item>
              <text:p text:style-name="P151">Importante analizar cual es la necesidad de fondo</text:p>
            </text:list-item>
          </text:list>
        </text:list-item>
        <text:list-item>
          <text:p text:style-name="P151">Producto formal</text:p>
          <text:list>
            <text:list-item>
              <text:p text:style-name="P151">Características o atributos tangibles</text:p>
            </text:list-item>
            <text:list-item>
              <text:p text:style-name="P151">Cantidad, calidad, diseño, envase, marca, características técnicas, caducidad, servicios adicionales, etc.</text:p>
            </text:list-item>
          </text:list>
        </text:list-item>
      </text:list>
      <text:p text:style-name="P38"/>
      <text:p text:style-name="P38"/>
      <text:p text:style-name="P57">Tipos de producto:</text:p>
      <text:p text:style-name="P57"/>
      <text:list xml:id="list1171279243" text:style-name="L10">
        <text:list-item>
          <text:p text:style-name="P152">Según su tangibilidad » Bienes y servicios</text:p>
        </text:list-item>
        <text:list-item>
          <text:p text:style-name="P152">Según finalidad de uso » Bienes de consumo, Bienes industriales</text:p>
        </text:list-item>
        <text:list-item>
          <text:p text:style-name="P152">Según relación con la demanda de otros productos » Bienes complementarios, bienes sustitutivos, bienes independientes</text:p>
        </text:list-item>
      </text:list>
      <text:p text:style-name="P38"><text:tab/></text:p>
      <text:p text:style-name="P38"/>
      <text:p text:style-name="P57">Ciclo de vida de los productos:</text:p>
      <text:p text:style-name="P38"><text:tab/></text:p>
      <text:p text:style-name="P78"><text:span text:style-name="T20"><text:tab/></text:span><text:span text:style-name="T21">El</text:span><text:span text:style-name="T19"> proceso cronológico que transcurre desde el lanzamiento hasta su desaparición. Los factores que tienen mayor influencia en la vida de un producto son: </text:span></text:p>
      <text:p text:style-name="P42"/>
      <text:list xml:id="list19665879" text:style-name="L11">
        <text:list-item>
          <text:p text:style-name="P153">La inestabilidad de la demanda, debido a la variación de los gustos de los consumidores. </text:p>
        </text:list-item>
        <text:list-item>
          <text:p text:style-name="P153">La aparición en el mercado de bienes sustitutivos que ofrecen alguna novedad. </text:p>
        </text:list-item>
      </text:list>
      <text:p text:style-name="P42"/>
      <text:p text:style-name="P39">Etapas del ciclo de vida:</text:p>
      <text:p text:style-name="P39"/>
      <text:list xml:id="list3442614817" text:style-name="L12">
        <text:list-item>
          <text:p text:style-name="P160"><text:span text:style-name="T22">Introducción</text:span><text:span text:style-name="T19">: Muchos gastos, pocas demandas y bajos beneficios. Es el momento de la</text:span><text:span text:style-name="T26">n</text:span><text:span text:style-name="T19">zamiento del producto, por lo que suele ser una etapa de crecimiento lento</text:span></text:p>
        </text:list-item>
      </text:list>
      <text:p text:style-name="P39"/>
      <text:list xml:id="list205954456027181" text:continue-numbering="true" text:style-name="L12">
        <text:list-item>
          <text:p text:style-name="P160"><text:span text:style-name="T22">Crecimiento</text:span><text:span text:style-name="T19">: Una vez introducido el producto en el mercado se produce un rápido incremento de ventas y mejora de los beneficios</text:span></text:p>
        </text:list-item>
      </text:list>
      <text:p text:style-name="P39"/>
      <text:list xml:id="list205955125409659" text:continue-numbering="true" text:style-name="L12">
        <text:list-item>
          <text:p text:style-name="P161"><text:span text:style-name="T23">Madurez:</text:span><text:span text:style-name="T25"> Las ventas empiezan a bajar, los gastos suben y los beneficios se estabilizan. La competencia suele ser alta y aumenta la diferenciación de los productos</text:span></text:p>
        </text:list-item>
      </text:list>
      <text:p text:style-name="P32"/>
      <text:list xml:id="list205955302978233" text:continue-numbering="true" text:style-name="L12">
        <text:list-item>
          <text:p text:style-name="P164"><text:soft-page-break/><text:span text:style-name="T19">Declive: </text:span><text:span text:style-name="T24">Disminución paulatina de ventas y beneficios. Ultima etapa de la vida del producto. Acaba cuando el producto deja de venderse. Para evitar esto, la empresas invierten en I + D.</text:span></text:p>
        </text:list-item>
      </text:list>
      <text:p text:style-name="P157"/>
      <text:p text:style-name="P58">Estrategias sobre el producto:</text:p>
      <text:p text:style-name="P33"/>
      <text:p text:style-name="P33"/>
      <text:list xml:id="list3217293688" text:style-name="L13">
        <text:list-item>
          <text:p text:style-name="P154">De diferenciación:</text:p>
          <text:list>
            <text:list-item>
              <text:p text:style-name="P154">Diferenciarlo de la competencia</text:p>
            </text:list-item>
            <text:list-item>
              <text:p text:style-name="P154">Cambiar: envase o embalaje, diseño con formas (ejemplo » pendrives personalizados)</text:p>
            </text:list-item>
          </text:list>
        </text:list-item>
      </text:list>
      <text:p text:style-name="P34"/>
      <text:list xml:id="list205953770803243" text:continue-numbering="true" text:style-name="L13">
        <text:list-item>
          <text:p text:style-name="P154">De marca:</text:p>
          <text:list>
            <text:list-item>
              <text:p text:style-name="P154">Genera confianza y disminuye la incertidumbre (fidelizaci<text:span text:style-name="T64">ó</text:span>n)</text:p>
            </text:list-item>
            <text:list-item>
              <text:p text:style-name="P154">Tipos de marca:</text:p>
              <text:list>
                <text:list-item>
                  <text:p text:style-name="P154">Marca única (misma para todos los productos)</text:p>
                </text:list-item>
                <text:list-item>
                  <text:p text:style-name="P154">Marca múltiple (una para cada producto)</text:p>
                </text:list-item>
                <text:list-item>
                  <text:p text:style-name="P154">Segundas marcas (para vender otro producto mas barato)</text:p>
                </text:list-item>
                <text:list-item>
                  <text:p text:style-name="P154">Marcas blancas (cadenas de distribución: hacendado, etc)</text:p>
                </text:list-item>
              </text:list>
            </text:list-item>
          </text:list>
        </text:list-item>
      </text:list>
      <text:p text:style-name="P34"/>
      <text:list xml:id="list205954455037202" text:continue-numbering="true" text:style-name="L13">
        <text:list-item>
          <text:p text:style-name="P154">De alargamiento de la vida del producto</text:p>
          <text:list>
            <text:list-item>
              <text:p text:style-name="P154">Modificar el producto ya existente </text:p>
            </text:list-item>
            <text:list-item>
              <text:p text:style-name="P154">Introducir innovaciones (calidad, diseño, servicios prestados)</text:p>
            </text:list-item>
            <text:list-item>
              <text:p text:style-name="P154">Nuevas formas de consumo</text:p>
            </text:list-item>
            <text:list-item>
              <text:p text:style-name="P154">Venderlo en otro segmento</text:p>
            </text:list-item>
          </text:list>
        </text:list-item>
      </text:list>
      <text:p text:style-name="P34"/>
      <text:p text:style-name="P34"/>
      <text:p text:style-name="P103">4.2.- EL PRECIO</text:p>
      <text:p text:style-name="P35"/>
      <text:p text:style-name="P59">Factores que determinan la fijación de los precios:</text:p>
      <text:p text:style-name="P35"/>
      <text:p text:style-name="P63">*Basados en los costes:</text:p>
      <text:p text:style-name="P60"/>
      <text:p text:style-name="P36"><text:tab/>CF, aquellos que no experimentan modificaciones cuando existen cambios en el volumen de producción a corto plazo. CV, se alteran en función de los cambios del nivel de actividad o volumen de producción.</text:p>
      <text:p text:style-name="P36"/>
      <text:p text:style-name="P63">*Basados en la demanda o consumidores:</text:p>
      <text:p text:style-name="P36"/>
      <text:p text:style-name="P40"><text:span text:style-name="T30"><text:tab/></text:span><text:span text:style-name="T31">Tomar como referencia el precio que considera que vale, el precio que e consumidor esta dispuesto a pagar.</text:span></text:p>
      <text:p text:style-name="P37"/>
      <text:p text:style-name="P64">*Basados en la competencia:</text:p>
      <text:p text:style-name="P61"/>
      <text:list xml:id="list1348132861" text:style-name="L14">
        <text:list-item>
          <text:p text:style-name="P156">Precio similar si el producto es parecidos</text:p>
        </text:list-item>
        <text:list-item>
          <text:p text:style-name="P156">Captar nuevos clientes</text:p>
        </text:list-item>
        <text:list-item>
          <text:p text:style-name="P156">Si es mayor calidad: mayor precio</text:p>
        </text:list-item>
      </text:list>
      <text:p text:style-name="P158"><text:tab/></text:p>
      <text:p text:style-name="P158"/>
      <text:p text:style-name="P158"/>
      <text:p text:style-name="P158"/>
      <text:p text:style-name="P185"><text:span text:style-name="T39"/></text:p>
      <text:p text:style-name="P185"><text:soft-page-break/><text:span text:style-name="T39">Estrategias de precios:</text:span></text:p>
      <text:p text:style-name="P41"/>
      <text:list xml:id="list613945272" text:style-name="L15">
        <text:list-item>
          <text:p text:style-name="P159">Precio gancho: Conseguir que el cliente entre en establecimiento</text:p>
        </text:list-item>
        <text:list-item>
          <text:p text:style-name="P159">Precio de penetración: Empresa entra nueva en mercado</text:p>
        </text:list-item>
        <text:list-item>
          <text:p text:style-name="P159">Precios psicológicos: Terminado en 95 o 99</text:p>
        </text:list-item>
        <text:list-item>
          <text:p text:style-name="P159">Precios descremados o desnatados: Sacar un producto a precio alto y luego disimularlo</text:p>
        </text:list-item>
        <text:list-item>
          <text:p text:style-name="P159">Precios prestigio: Precio caro = alta calidad</text:p>
        </text:list-item>
        <text:list-item>
          <text:p text:style-name="P159">Precios descuento: Rebajas, por comprar mucha cantidad o por pago pronto</text:p>
        </text:list-item>
        <text:list-item>
          <text:p text:style-name="P159">Discriminación de precios: Colectivos distintos</text:p>
        </text:list-item>
        <text:list-item>
          <text:p text:style-name="P159">Precio paquete: Pack</text:p>
        </text:list-item>
        <text:list-item>
          <text:p text:style-name="P159">Precio en dos partes: Precio cautivo: Precio fijo (barato), precio variable (caro)</text:p>
        </text:list-item>
      </text:list>
      <text:p text:style-name="P52"/>
      <text:p text:style-name="P104">4.3.- LA PROMOCION O COMUNICACION</text:p>
      <text:p text:style-name="P70"/>
      <text:p text:style-name="P52"><text:tab/>La promoción de un producto es el conjunto de actividades que tratan de comunicar los beneficios que reporta el producto y de persuadirá al mercado objetivo de que lo compre. <text:span text:style-name="T32">Es una combinación de las siguientes actividades:</text:span> </text:p>
      <text:p text:style-name="P52"/>
      <text:p text:style-name="P65">*Venta personal</text:p>
      <text:p text:style-name="P65"/>
      <text:p text:style-name="P79"><text:span text:style-name="T33"><text:tab/></text:span><text:span text:style-name="T41">F</text:span><text:span text:style-name="T39">orma</text:span> de comunicación interpersonal en la que se produce una comunicación oral en doble sentido entre el cliente y el vendedor. <text:span text:style-name="T42">Características:</text:span></text:p>
      <text:p text:style-name="P62"/>
      <text:list xml:id="list3201390146" text:style-name="L16">
        <text:list-item>
          <text:p text:style-name="P165">Comunicación directa » Contacto entre comprador y vendedor</text:p>
        </text:list-item>
        <text:list-item>
          <text:p text:style-name="P165">Flexibilidad del mensaje » Mensaje ajustado a cada cliente</text:p>
        </text:list-item>
        <text:list-item>
          <text:p text:style-name="P165">Selección del mercado objetivo » Seleccionar el mercad objetivo</text:p>
        </text:list-item>
        <text:list-item>
          <text:p text:style-name="P165">Cierre de acuerdos » <text:span text:style-name="T43">La venta personal permite llevar a cabo todo el ciclo de la venta del producto</text:span></text:p>
        </text:list-item>
      </text:list>
      <text:p text:style-name="P71"/>
      <text:p text:style-name="P71"/>
      <text:p text:style-name="P66">*<text:span text:style-name="T43">Publicidad</text:span></text:p>
      <text:p text:style-name="P52"><text:tab/></text:p>
      <text:list xml:id="list4105710300" text:style-name="L17">
        <text:list-item>
          <text:p text:style-name="P166">Medios de comunicación de masas como televisión, radio, prensa, paginas de internet, etc.</text:p>
        </text:list-item>
        <text:list-item>
          <text:p text:style-name="P166">Buzoneo y correo directo a domicilio</text:p>
        </text:list-item>
        <text:list-item>
          <text:p text:style-name="P166">Redes sociales</text:p>
        </text:list-item>
        <text:list-item>
          <text:p text:style-name="P166">Elección del medio: Según el cliente, dinero, etc.</text:p>
        </text:list-item>
      </text:list>
      <text:p text:style-name="P52"/>
      <text:p text:style-name="P52">*<text:span text:style-name="T35">Relaciones publicas</text:span></text:p>
      <text:p text:style-name="P68"/>
      <text:p text:style-name="P52"><text:span text:style-name="T35"><text:tab/></text:span><text:span text:style-name="T40">Establecer una buena relación con sus clientes y transmitir una buena imagen a la sociedad en general. </text:span></text:p>
      <text:list xml:id="list2541487587" text:style-name="L18">
        <text:list-item>
          <text:p text:style-name="P167">Con coste, <text:span text:style-name="T44">patrocinio actividades culturales y deportivas, donaciones a ONGs etc.</text:span></text:p>
        </text:list-item>
        <text:list-item>
          <text:p text:style-name="P167">Sin coste, <text:span text:style-name="T44">crear imagen positiva, opinión publica favorable</text:span></text:p>
        </text:list-item>
      </text:list>
      <text:p text:style-name="P52"/>
      <text:p text:style-name="P52">*<text:span text:style-name="T36">Promoción de ventas</text:span></text:p>
      <text:p text:style-name="P52"/>
      <text:list xml:id="list775383834" text:style-name="L19">
        <text:list-item>
          <text:p text:style-name="P168">De corta duración para estimular las ventas</text:p>
        </text:list-item>
        <text:list-item>
          <text:p text:style-name="P168">Muestras gratuitas, regalos, sorteos, 2x1, etc.</text:p>
        </text:list-item>
      </text:list>
      <text:p text:style-name="P69"/>
      <text:p text:style-name="P69"/>
      <text:p text:style-name="P69"><text:soft-page-break/>*<text:span text:style-name="T34">Merchandising</text:span></text:p>
      <text:p text:style-name="P67"/>
      <text:list xml:id="list4290866982" text:style-name="L20">
        <text:list-item>
          <text:p text:style-name="P170">Destacar el producto en punto de venta.</text:p>
        </text:list-item>
        <text:list-item>
          <text:p text:style-name="P170">Rótulos, escaparates, carteles</text:p>
        </text:list-item>
        <text:list-item>
          <text:p text:style-name="P170">Disposición de los productos</text:p>
        </text:list-item>
        <text:list-item>
          <text:p text:style-name="P170">Ambientación del comercio</text:p>
        </text:list-item>
        <text:list-item>
          <text:p text:style-name="P170">Artículos publicitarios</text:p>
        </text:list-item>
      </text:list>
      <text:p text:style-name="P52"/>
      <text:p text:style-name="P105">4.4.- LA DISTRIBUCION</text:p>
      <text:p text:style-name="P72"/>
      <text:p text:style-name="P72"><text:tab/><text:span text:style-name="T45">Conjunto de tareas que conducen el producto hasta el cliente. El objetivo es hacer llegar el producto al consumidor en el lugar, cantidad y momento que lo necesite. Diferentes canales en función del intermediario:</text:span></text:p>
      <text:p text:style-name="P72"/>
      <text:list xml:id="list1705747798" text:style-name="L21">
        <text:list-item>
          <text:p text:style-name="P171">Canal directo » El fabricante vende directamente al consumidor sin intermediarios.</text:p>
        </text:list-item>
        <text:list-item>
          <text:p text:style-name="P171">Canal indirecto » Hay un intermediario que hace llegar el producto al cliente. Existen los mayoristas que solo venden al por mayor y los minoristas que venden a los clientes.</text:p>
        </text:list-item>
      </text:list>
      <text:p text:style-name="P52"/>
      <text:p text:style-name="P10">*<text:span text:style-name="T37">Estrategias de distribución</text:span></text:p>
      <text:p text:style-name="P11"/>
      <text:list xml:id="list3743605849" text:style-name="L22">
        <text:list-item>
          <text:p text:style-name="P128"><text:span text:style-name="T46">Distribución</text:span> intensiva: Producto en mayor numero de puntos de venta posibles </text:p>
        </text:list-item>
        <text:list-item>
          <text:p text:style-name="P128">Distribución selectiva: Un numero reducido de minoristas</text:p>
        </text:list-item>
        <text:list-item>
          <text:p text:style-name="P128">Distribución exclusiva: Un único intermediario</text:p>
        </text:list-item>
      </text:list>
      <text:p text:style-name="P12"/>
      <text:p text:style-name="P23">*<text:span text:style-name="T47">Nuevas formas de distribución</text:span></text:p>
      <text:p text:style-name="P23"/>
      <text:list xml:id="list2873510096" text:style-name="L23">
        <text:list-item>
          <text:p text:style-name="P129">Franquicia » Explotar en exclusiva un producto en un territorio</text:p>
        </text:list-item>
        <text:list-item>
          <text:p text:style-name="P129">Comercio electrónico » Venta por internet, propia (distribución directa) o paginas especializadas</text:p>
        </text:list-item>
        <text:list-item>
          <text:p text:style-name="P129">Venta telefónica » compra por teléfono</text:p>
        </text:list-item>
        <text:list-item>
          <text:p text:style-name="P129">Vending » Venta a través de maquinas expendedoras</text:p>
        </text:list-item>
      </text:list>
      <text:p text:style-name="P13"/>
      <text:p text:style-name="P13">*<text:span text:style-name="T38">La franquicia </text:span></text:p>
      <text:p text:style-name="P24"/>
      <text:p text:style-name="P13"><text:span text:style-name="T38"><text:tab/></text:span><text:span text:style-name="T48">Se divide en dos partes, el franquiciador que es el propietario y aporta el producto o servicio, la marca y el saber hacer. Por otro lado esta el franquiciado que aporta dinero de entrada, royalty y canon de publicidad</text:span></text:p>
      <text:p text:style-name="P13"><text:tab/><text:span text:style-name="T48">Las reglas básicas del funcionamiento son, el franquiciado determina la zona geográfica donde se va a montar el negocio,</text:span><text:span text:style-name="T49">el franquiciado</text:span><text:span text:style-name="T48"> sigue las instrucciones </text:span><text:span text:style-name="T49">del franquiciador</text:span><text:span text:style-name="T48">, </text:span><text:span text:style-name="T49">el franquiciador</text:span><text:span text:style-name="T48"> inspecciona al franquiciado,</text:span><text:span text:style-name="T49">el franquiciado</text:span><text:span text:style-name="T48"> paga una cantidad fija y posteriormente un porcentaje sobre las ventas y otro dirigido a financiar la publicidad. Duración del contrato debe ser lo suficientemente larga para que le franquiciado pueda recuperar el dinero pagado.</text:span></text:p>
      <text:p text:style-name="P13"><text:tab/><text:span text:style-name="T50">Las ventajas para el franquiciador son: Buen sistema de expansión, asume menos riesgos, acceso a descuentos en la compra. Para el franquiciado, asume menos riesgos, tiene el apoyo del franquiciador y no habrá </text:span><text:span text:style-name="T62">o</text:span><text:span text:style-name="T50">tra franquicia en su zona</text:span></text:p>
      <text:p text:style-name="P13"><text:tab/><text:span text:style-name="T50">Los inconvenientes para el franquiciador, gran riesgo al seleccionar los franquiciados, pierde exclusividad y franquiciar sin haber madurado la marca y su éxito en el mercado es un gran riesgo. Para el franquiciad</text:span><text:span text:style-name="T51">o, no tiene independencia ni control, la rentabilidad puede ser baja y si la marca no funciona el tampoco venderá.</text:span></text:p>
      <text:p text:style-name="P13"/>
      <text:p text:style-name="P106"><text:soft-page-break/>5.- EL PLAN DE PRODUCCION</text:p>
      <text:p text:style-name="P14"/>
      <text:p text:style-name="P15"><text:tab/>Permite reflexionar sobre lo que ofrecemos y como lo ofrecemos y ser un punto de partida para analizar los costes, los resultados y el balance contable</text:p>
      <text:p text:style-name="P15"/>
      <text:p text:style-name="P25">*<text:span text:style-name="T52">Plan de producción para un bien:</text:span></text:p>
      <text:p text:style-name="P25"/>
      <text:list xml:id="list1534863053" text:style-name="L24">
        <text:list-item>
          <text:p text:style-name="P131">¿Cu<text:span text:style-name="T53">a</text:span>ntas unidades necesito fabricar?</text:p>
        </text:list-item>
        <text:list-item>
          <text:p text:style-name="P131">¿Que materias primas necesito?</text:p>
        </text:list-item>
        <text:list-item>
          <text:p text:style-name="P131">¿Que tareas conlleva el procesos?</text:p>
        </text:list-item>
        <text:list-item>
          <text:p text:style-name="P131">¿Quien las va a realizar?</text:p>
        </text:list-item>
        <text:list-item>
          <text:p text:style-name="P131">¿Cuando se van a realizar?</text:p>
        </text:list-item>
      </text:list>
      <text:p text:style-name="P16"/>
      <text:p text:style-name="P16">*<text:span text:style-name="T34">Plan de producción para un servicio:</text:span></text:p>
      <text:p text:style-name="P26"/>
      <text:list xml:id="list3809330027" text:style-name="L25">
        <text:list-item>
          <text:p text:style-name="P132">¿Cuantos clientes entran al día ,semana o mes?</text:p>
        </text:list-item>
        <text:list-item>
          <text:p text:style-name="P132">¿Que tareas hay que realizar, como se van a realizar?</text:p>
        </text:list-item>
        <text:list-item>
          <text:p text:style-name="P132">¿Quienes la realizan?</text:p>
        </text:list-item>
        <text:list-item>
          <text:p text:style-name="P132">¿Que medios materiales serán necesarios?</text:p>
        </text:list-item>
      </text:list>
      <text:p text:style-name="P16"/>
      <text:p text:style-name="P16"/>
      <text:p text:style-name="P108">5.1.- EL APROVISIONAMIENTO</text:p>
      <text:p text:style-name="P17"/>
      <text:p text:style-name="P17"/>
      <text:p text:style-name="P17"/>
      <text:p text:style-name="P107">5.1.2.- LAS COMPRAS</text:p>
      <text:p text:style-name="P18"/>
      <text:p text:style-name="P18"><text:span text:style-name="T54"><text:tab/>S</text:span>e ocupa principalmente de la relación con los proveedores, realizando las compras oportunas y negociando las condiciones de compra. <text:span text:style-name="T55">¿Que valorar?</text:span></text:p>
      <text:p text:style-name="P18"/>
      <text:list xml:id="list2561889519" text:style-name="L26">
        <text:list-item>
          <text:p text:style-name="P134">Precio (sin obsesionarse)</text:p>
        </text:list-item>
        <text:list-item>
          <text:p text:style-name="P134">Calidad (necesaria)</text:p>
        </text:list-item>
        <text:list-item>
          <text:p text:style-name="P134">Descuentos</text:p>
        </text:list-item>
        <text:list-item>
          <text:p text:style-name="P134">Condiciones de pago (plazos)</text:p>
        </text:list-item>
        <text:list-item>
          <text:p text:style-name="P134">Plazo de entrega (rapidez)</text:p>
        </text:list-item>
        <text:list-item>
          <text:p text:style-name="P134">Servicio de pos-venta y garantía.</text:p>
        </text:list-item>
      </text:list>
      <text:p text:style-name="P19">*<text:span text:style-name="T34">Relaciones Tradicionales: </text:span></text:p>
      <text:list xml:id="list4080630385" text:style-name="L27">
        <text:list-item>
          <text:p text:style-name="P135">Adversarios (yo gano tu pierdes)</text:p>
        </text:list-item>
        <text:list-item>
          <text:p text:style-name="P135">Cambios constantes de proveedores</text:p>
        </text:list-item>
        <text:list-item>
          <text:p text:style-name="P135">Proveedores en constante pugna</text:p>
        </text:list-item>
        <text:list-item>
          <text:p text:style-name="P135">Continuas fricciones y desconfianza mutua</text:p>
        </text:list-item>
      </text:list>
      <text:p text:style-name="P19"/>
      <text:p text:style-name="P19">*<text:span text:style-name="T34">Co-makership:</text:span></text:p>
      <text:p text:style-name="P27"/>
      <text:list xml:id="list2056405893" text:style-name="L28">
        <text:list-item>
          <text:p text:style-name="P136">Relación a largo plazo con pocos proveedores (yo gano tu ganas)</text:p>
        </text:list-item>
        <text:list-item>
          <text:p text:style-name="P136">Objetivo común (producto calidad)</text:p>
        </text:list-item>
        <text:list-item>
          <text:p text:style-name="P136">Confianza mutua, cooperación</text:p>
        </text:list-item>
        <text:list-item>
          <text:p text:style-name="P136">Negocios también rentables para la otra parte</text:p>
        </text:list-item>
      </text:list>
      <text:p text:style-name="P19"/>
      <text:p text:style-name="P19"/>
      <text:p text:style-name="P19"/>
      <text:p text:style-name="P19"/>
      <text:p text:style-name="P109"><text:soft-page-break/>5.2.- ALMACENAMIENTO</text:p>
      <text:p text:style-name="P20"/>
      <text:p text:style-name="P20"><text:tab/>Uno de los sistemas mas utilizados de almacenamiento es el ABC, que se basa en tener muchos artículos en almacén con poco valor y pocos artículos en el almacén con mucho valor. Se separan en 3 categorías:</text:p>
      <text:p text:style-name="P20"/>
      <text:list xml:id="list2068354939" text:style-name="L29">
        <text:list-item>
          <text:p text:style-name="P138">Existencias o Productos A</text:p>
          <text:list>
            <text:list-item>
              <text:p text:style-name="P138">20 % de los productos</text:p>
            </text:list-item>
            <text:list-item>
              <text:p text:style-name="P138">Valor 60 -80% de lo almacenado</text:p>
            </text:list-item>
            <text:list-item>
              <text:p text:style-name="P138">Evitar almacenaje durante muco tiempo</text:p>
            </text:list-item>
          </text:list>
        </text:list-item>
      </text:list>
      <text:p text:style-name="P22"/>
      <text:list xml:id="list205953538008310" text:continue-numbering="true" text:style-name="L29">
        <text:list-item>
          <text:p text:style-name="P138">Existencias o Productos B</text:p>
          <text:list>
            <text:list-item>
              <text:p text:style-name="P138">30 % de los productos</text:p>
            </text:list-item>
            <text:list-item>
              <text:p text:style-name="P138">Valor 20-10% de lo almacenado</text:p>
            </text:list-item>
            <text:list-item>
              <text:p text:style-name="P138">Controlados pero moderadamente</text:p>
            </text:list-item>
          </text:list>
        </text:list-item>
      </text:list>
      <text:p text:style-name="P20"/>
      <text:list xml:id="list205954276935593" text:continue-numbering="true" text:style-name="L29">
        <text:list-item>
          <text:p text:style-name="P138">Existencias o Productos C</text:p>
          <text:list>
            <text:list-item>
              <text:p text:style-name="P138">50% de los productos</text:p>
            </text:list-item>
            <text:list-item>
              <text:p text:style-name="P138">5-10% valor almacenado</text:p>
            </text:list-item>
            <text:list-item>
              <text:p text:style-name="P138">Control mínimo</text:p>
            </text:list-item>
          </text:list>
        </text:list-item>
      </text:list>
      <text:p text:style-name="P20"/>
      <text:p text:style-name="P110">5.3.- GESTION DE INVENTARIO</text:p>
      <text:p text:style-name="P21"/>
      <text:p text:style-name="P80"><text:span text:style-name="T5"><text:tab/>S</text:span>e ha convertido en una de las bazas estratégicas de muchas empresas. Toyota o Zara basan parte de su éxito en dicho control de inventarios y una buena gestión de los mismos. <text:span text:style-name="T56">Dos aspectos fundamentales:</text:span></text:p>
      <text:p text:style-name="P80"/>
      <text:list xml:id="list4096448931" text:style-name="L30">
        <text:list-item>
          <text:p text:style-name="P172">Que cantidad de existencias hay que mantener en el almacenado</text:p>
        </text:list-item>
        <text:list-item>
          <text:p text:style-name="P172">Cuando es el momento de hacer los pedidos y que cantidad pedir</text:p>
        </text:list-item>
      </text:list>
      <text:p text:style-name="P73"/>
      <text:p text:style-name="P73">Métodos de gestión de inventario mas utilizados:</text:p>
      <text:p text:style-name="P73"/>
      <text:p text:style-name="P73">Gestión de pedidos manteniendo un stock de seguridad.</text:p>
      <text:p text:style-name="P73"/>
      <text:list xml:id="list1855821896" text:style-name="L31">
        <text:list-item>
          <text:p text:style-name="P173">Mantener un stock mínimo de almacén para imprevistos, con esto se reducen costes </text:p>
          <text:list>
            <text:list-item>
              <text:p text:style-name="P173">Stock de seguridad: existencias mínimas</text:p>
            </text:list-item>
            <text:list-item>
              <text:p text:style-name="P173">Punto de pedido: nivel de stock en el cual hay que solicitar un pedido</text:p>
            </text:list-item>
            <text:list-item>
              <text:p text:style-name="P173">Stock máximo (espacios disponibles)</text:p>
            </text:list-item>
          </text:list>
        </text:list-item>
      </text:list>
      <text:p text:style-name="P73">Gestión de pedidos bajo demanda:</text:p>
      <text:p text:style-name="P73"/>
      <text:list xml:id="list2311445658" text:style-name="L32">
        <text:list-item>
          <text:p text:style-name="P174">El almacén no debe existir o debe ser lo mas <text:span text:style-name="T63">p</text:span>equeño posible</text:p>
        </text:list-item>
        <text:list-item>
          <text:p text:style-name="P174">Pedido solo cuando haya demanda</text:p>
        </text:list-item>
        <text:list-item>
          <text:p text:style-name="P174">Costes de almacenamiento son muy altos y hay que evitarlos</text:p>
        </text:list-item>
        <text:list-item>
          <text:p text:style-name="P174">Sistema J.I.T (Toyota), significa, fabricación justo a tiempo, el material exacto y necesario</text:p>
        </text:list-item>
      </text:list>
      <text:p text:style-name="P73"/>
      <text:p text:style-name="P73"/>
      <text:p text:style-name="P73"/>
      <text:p text:style-name="P73"/>
      <text:p text:style-name="P73"/>
      <text:p text:style-name="P73"/>
      <text:p text:style-name="P111"><text:soft-page-break/>5.3.- PRODUCCION</text:p>
      <text:p text:style-name="P73"/>
      <text:p text:style-name="P73"><text:tab/>La función de producción relaciona los recursos utilizados con la producción obtenida. La producción se expresa en función de la utilización que se hace de los recursos productivos </text:p>
      <text:p text:style-name="P73"/>
      <text:p text:style-name="P73"/>
      <text:p text:style-name="P73"/>
      <text:p text:style-name="P112">5.3.1.- PRODUCTIVIDAD</text:p>
      <text:p text:style-name="P74"/>
      <text:p text:style-name="P74">Relación entre la cantidad producida y la cantidad de recursos productivos empleados </text:p>
      <text:p text:style-name="P81"><text:span text:style-name="T57"><text:tab/></text:span>Productividad total = Valor de la producción / Coste de la producción. </text:p>
      <text:p text:style-name="P81"/>
      <text:p text:style-name="P81"/>
      <text:p text:style-name="P81"/>
      <text:p text:style-name="P113">5.3.2.- EFICIENCIA PRODUCTIVA</text:p>
      <text:p text:style-name="P75"/>
      <text:p text:style-name="P75"><text:tab/>Se produce con eficiencia técnica cuando se obtiene el máximo partido, en términos de unidades producidas, a los recursos productivos disponibles </text:p>
      <text:p text:style-name="P75"><text:tab/>Una vez determinadas las combinaciones técnicas eficientes -&gt; seleccionar las más económicas. Se alcanza la eficiencia económica seleccionando la alternativa más barata entre las combinaciones técnicas eficientes. </text:p>
      <text:p text:style-name="P75"/>
      <text:p text:style-name="P75">• También habrá que tener en cuenta:La gestión de calidad, <text:s/>La seguridad e higiene, El respeto al medio ambiente. </text:p>
      <text:p text:style-name="P75"/>
      <text:p text:style-name="P75"/>
      <text:p text:style-name="P75"/>
      <text:p text:style-name="P113">5.3.3.- LOS COSTES DE LA EMPRESA</text:p>
      <text:p text:style-name="P75"/>
      <text:p text:style-name="P75"><text:tab/>Cada empresa analizara que considera un coste fijo y que variable.</text:p>
      <text:p text:style-name="P75"/>
      <text:p text:style-name="P75">Costes fijos:</text:p>
      <text:list xml:id="list913738080" text:style-name="L33">
        <text:list-item>
          <text:p text:style-name="P176">No dependen del nivel de actividad de la empresa, son una cantidad fija independiente de la producción.</text:p>
        </text:list-item>
        <text:list-item>
          <text:p text:style-name="P176">No son permanentemente fijos, si aumenta mucho la producción, por eso existen los llamados semifijos</text:p>
        </text:list-item>
      </text:list>
      <text:p text:style-name="P75">Costes variables:</text:p>
      <text:list xml:id="list1327188475" text:style-name="L34">
        <text:list-item>
          <text:p text:style-name="P177">Dependen del volumen de la actividad, cuanto as se fabrica o se vende mas costes variables existencia</text:p>
        </text:list-item>
        <text:list-item>
          <text:p text:style-name="P177">Fijos para una empresa pueden ser variables para otra.</text:p>
        </text:list-item>
      </text:list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114"><text:soft-page-break/>FORMULAS <text:span text:style-name="T65">TEMA 3</text:span></text:p>
      <text:p text:style-name="P89"/>
      <text:p text:style-name="P82"><text:span text:style-name="T67">Formula Ingresos Totales:</text:span> </text:p>
      <text:p text:style-name="P83"/>
      <text:p text:style-name="P86">Ingresos Totales = precio x cantidad que vendemos →<text:span text:style-name="T69"> IT = P x C</text:span></text:p>
      <text:p text:style-name="P86"/>
      <text:p text:style-name="P115">Formula de Umbral de rentabilidad:</text:p>
      <text:p text:style-name="P84"/>
      <text:p text:style-name="P85">Q* → Umbral de ren<text:span text:style-name="T70">t</text:span>abilidad, <text:span text:style-name="T66">P</text:span><text:span text:style-name="T70">U</text:span><text:span text:style-name="T66"> → Precio Unitario</text:span><text:span text:style-name="T27">, </text:span><text:span text:style-name="T28">CVU → Coste de Venta Unitario</text:span></text:p>
      <text:p text:style-name="P85"/>
      <text:p text:style-name="P121">Q* = CF/ (P<text:span text:style-name="T66">U</text:span> – CVU)</text:p>
      <text:p text:style-name="P85"/>
      <text:p text:style-name="P116">Formula de Beneficios:</text:p>
      <text:p text:style-name="P87"/>
      <text:p text:style-name="P120">B = (PU x C) – (CF + CVU x C)</text:p>
      <text:p text:style-name="P87"/>
      <text:p text:style-name="P116">Formula Precio Tecnico:</text:p>
      <text:p text:style-name="P87"/>
      <text:p text:style-name="P120">Pt = CT / C</text:p>
      <text:p text:style-name="P87"/>
      <text:p text:style-name="P88"><text:span text:style-name="T68">Calculo de Precion de Venta:</text:span> margen → Porcentaje que se le quiere ganar a cada venta</text:p>
      <text:p text:style-name="P88"/>
      <text:p text:style-name="P119">PV = Pt x (1 + margen)</text:p>
      <text:p text:style-name="P88"/>
      <text:p text:style-name="P117">Formulas de Valoracion Unitaria:</text:p>
      <text:p text:style-name="P117"/>
      <text:p text:style-name="P29"><text:span text:style-name="T67">Segun precio de adquisicion:</text:span> Importe total de la compra +gastos generados en operación.</text:p>
      <text:p text:style-name="P29"/>
      <text:p text:style-name="P122">Valoracion Unitaria = Precio Adquisicion / n.º unidades</text:p>
      <text:p text:style-name="P28"/>
      <text:p text:style-name="P30"><text:span text:style-name="T67">Segun coste de produccion: </text:span>Precio de materias primas + precio materiales consumidos en fabricacion + parte proporcional de costes no relacionados directamente con la fabricacion.</text:p>
      <text:p text:style-name="P30"/>
      <text:p text:style-name="P118">Valoracion Unitaria = Coste produccion / n.º unidades producidas;</text:p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3T08:11:32.978000000</meta:creation-date>
    <dc:date>2022-11-22T20:59:52.958000000</dc:date>
    <meta:editing-duration>PT10H48M59S</meta:editing-duration>
    <meta:editing-cycles>164</meta:editing-cycles>
    <meta:generator>LibreOffice/7.3.3.2$Windows_X86_64 LibreOffice_project/d1d0ea68f081ee2800a922cac8f79445e4603348</meta:generator>
    <meta:document-statistic meta:table-count="0" meta:image-count="0" meta:object-count="0" meta:page-count="12" meta:paragraph-count="311" meta:word-count="3221" meta:character-count="19858" meta:non-whitespace-character-count="17000"/>
  </office:meta>
</office:document-meta>
</file>